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Pictures/00000.jpeg" manifest:media-type="image/jpeg"/>
  <manifest:file-entry manifest:full-path="Pictures/00001.jpeg" manifest:media-type="image/jpeg"/>
  <manifest:file-entry manifest:full-path="Pictures/00002.jpeg" manifest:media-type="image/jpeg"/>
  <manifest:file-entry manifest:full-path="Pictures/00003.jpeg" manifest:media-type="image/jpeg"/>
  <manifest:file-entry manifest:full-path="Pictures/00004.jpeg" manifest:media-type="image/jpeg"/>
  <manifest:file-entry manifest:full-path="Pictures/00005.jpeg" manifest:media-type="image/jpeg"/>
  <manifest:file-entry manifest:full-path="Pictures/00006.jpeg" manifest:media-type="image/jpe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font-face-decls>
    <style:font-face style:font-family-generic="system" style:font-pitch="variable" style:name="휴먼둥근헤드라인" svg:font-family="휴먼둥근헤드라인"/>
    <style:font-face style:font-family-generic="system" style:font-pitch="variable" style:name="휴먼둥근헤드라인" svg:font-family="휴먼둥근헤드라인"/>
    <style:font-face style:font-family-generic="system" style:font-pitch="variable" style:name="휴먼둥근헤드라인" svg:font-family="휴먼둥근헤드라인"/>
    <style:font-face style:font-family-generic="system" style:font-pitch="variable" style:name="HY그래픽" svg:font-family="HY그래픽"/>
    <style:font-face style:font-family-generic="system" style:font-pitch="variable" style:name="HY그래픽" svg:font-family="HY그래픽"/>
    <style:font-face style:font-family-generic="system" style:font-pitch="variable" style:name="HY그래픽M" svg:font-family="HY그래픽M"/>
    <style:font-face style:font-family-generic="system" style:font-pitch="variable" style:name="HY그래픽M" svg:font-family="HY그래픽M"/>
    <style:font-face style:font-family-generic="system" style:font-pitch="variable" style:name="HY그래픽" svg:font-family="HY그래픽"/>
    <style:font-face style:font-family-generic="system" style:font-pitch="variable" style:name="12롯데마트드림Medium" svg:font-family="12롯데마트드림Medium"/>
    <style:font-face style:font-family-generic="system" style:font-pitch="variable" style:name="12롯데마트드림Medium" svg:font-family="12롯데마트드림Medium"/>
    <style:font-face style:font-family-generic="system" style:font-pitch="variable" style:name="12롯데마트드림Medium" svg:font-family="12롯데마트드림Medium"/>
    <style:font-face style:font-family-generic="system" style:font-pitch="variable" style:name="HY그래픽M" svg:font-family="HY그래픽M"/>
    <style:font-face style:font-family-generic="system" style:font-pitch="variable" style:name="HY그래픽" svg:font-family="HY그래픽"/>
    <style:font-face style:font-family-generic="system" style:font-pitch="variable" style:name="HY그래픽" svg:font-family="HY그래픽"/>
  </office:font-face-decls>
  <office:automatic-styles>
    <style:style style:family="paragraph" style:name="P1" style:parent-style-name="5">
      <style:paragraph-properties style:snap-to-layout-grid="false"/>
    </style:style>
    <style:style style:family="text" style:name="T1">
      <style:text-properties style:font-name="바탕" style:font-name-asian="휴먼둥근헤드라인"/>
    </style:style>
    <style:style style:family="text" style:name="T2">
      <style:text-properties style:font-name="바탕" style:font-name-asian="휴먼둥근헤드라인"/>
    </style:style>
    <style:style style:family="text" style:name="T3">
      <style:text-properties style:font-name="바탕" style:font-name-asian="휴먼둥근헤드라인"/>
    </style:style>
    <style:style style:family="text" style:name="T4">
      <style:text-properties style:font-name="바탕" style:font-name-asian="휴먼둥근헤드라인"/>
    </style:style>
    <style:style style:family="paragraph" style:name="P2" style:parent-style-name="0">
      <style:paragraph-properties style:snap-to-layout-grid="false"/>
    </style:style>
    <style:style style:family="paragraph" style:name="P3" style:parent-style-name="3">
      <style:paragraph-properties style:snap-to-layout-grid="false"/>
    </style:style>
    <style:style style:family="text" style:name="T5">
      <style:text-properties style:font-name="바탕" style:font-name-asian="HY그래픽M"/>
    </style:style>
    <style:style style:family="paragraph" style:name="P4" style:parent-style-name="0">
      <style:paragraph-properties style:snap-to-layout-grid="false"/>
    </style:style>
    <style:style style:family="text" style:name="T6">
      <style:text-properties style:font-name="바탕" style:font-name-asian="HY그래픽"/>
    </style:style>
    <style:style style:family="text" style:name="T7">
      <style:text-properties style:font-name="바탕" style:font-name-asian="HY그래픽"/>
    </style:style>
    <style:style style:family="text" style:name="T8">
      <style:text-properties style:font-name="바탕" style:font-name-asian="HY그래픽"/>
    </style:style>
    <style:style style:family="text" style:name="T9">
      <style:text-properties style:font-name="바탕" style:font-name-asian="HY그래픽"/>
    </style:style>
    <style:style style:family="text" style:name="T10">
      <style:text-properties style:font-name="바탕" style:font-name-asian="HY그래픽"/>
    </style:style>
    <style:style style:family="text" style:name="T11">
      <style:text-properties style:font-name="바탕" style:font-name-asian="HY그래픽"/>
    </style:style>
    <style:style style:family="text" style:name="T12">
      <style:text-properties style:font-name="바탕" style:font-name-asian="HY그래픽"/>
    </style:style>
    <style:style style:family="text" style:name="T13">
      <style:text-properties style:font-name="바탕" style:font-name-asian="HY그래픽"/>
    </style:style>
    <style:style style:family="text" style:name="T14">
      <style:text-properties style:font-name="바탕" style:font-name-asian="HY그래픽"/>
    </style:style>
    <style:style style:family="text" style:name="T15">
      <style:text-properties style:font-name="바탕" style:font-name-asian="HY그래픽"/>
    </style:style>
    <style:style style:family="text" style:name="T16">
      <style:text-properties style:font-name="바탕" style:font-name-asian="HY그래픽"/>
    </style:style>
    <style:style style:family="text" style:name="T17">
      <style:text-properties style:font-name="바탕" style:font-name-asian="HY그래픽"/>
    </style:style>
    <style:style style:family="text" style:name="T18">
      <style:text-properties style:font-name="바탕" style:font-name-asian="HY그래픽"/>
    </style:style>
    <style:style style:family="text" style:name="T19">
      <style:text-properties style:font-name="바탕" style:font-name-asian="HY그래픽"/>
    </style:style>
    <style:style style:family="text" style:name="T20">
      <style:text-properties style:font-name="바탕" style:font-name-asian="HY그래픽"/>
    </style:style>
    <style:style style:family="text" style:name="T21">
      <style:text-properties style:font-name="바탕" style:font-name-asian="HY그래픽"/>
    </style:style>
    <style:style style:family="text" style:name="T22">
      <style:text-properties style:font-name="바탕" style:font-name-asian="HY그래픽"/>
    </style:style>
    <style:style style:family="text" style:name="T23">
      <style:text-properties style:font-name="바탕" style:font-name-asian="HY그래픽"/>
    </style:style>
    <style:style style:family="text" style:name="T24">
      <style:text-properties style:font-name="바탕" style:font-name-asian="HY그래픽"/>
    </style:style>
    <style:style style:family="text" style:name="T25">
      <style:text-properties style:font-name="바탕" style:font-name-asian="HY그래픽"/>
    </style:style>
    <style:style style:family="text" style:name="T26">
      <style:text-properties style:font-name="바탕" style:font-name-asian="HY그래픽"/>
    </style:style>
    <style:style style:family="text" style:name="T27">
      <style:text-properties style:font-name="바탕" style:font-name-asian="HY그래픽"/>
    </style:style>
    <style:style style:family="text" style:name="T28">
      <style:text-properties style:font-name="바탕" style:font-name-asian="HY그래픽"/>
    </style:style>
    <style:style style:family="paragraph" style:name="P5" style:parent-style-name="0">
      <style:paragraph-properties style:snap-to-layout-grid="false"/>
    </style:style>
    <style:style style:family="paragraph" style:name="P6" style:parent-style-name="0">
      <style:paragraph-properties style:snap-to-layout-grid="false"/>
    </style:style>
    <style:style style:family="graphic" style:name="fr1" style:parent-style-name="Frame">
      <style:graphic-properties fo:border="none" fo:margin-bottom="0cm" fo:margin-left="0cm" fo:margin-right="0cm" fo:margin-top="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graphic" style:name="gr1">
      <style:graphic-properties draw:auto-grow-height="false" draw:auto-grow-width="false" draw:textarea-horizontal-align="justify" draw:textarea-vertical-align="top" style:horizontal-pos="from-left" style:horizontal-rel="paragraph" style:number-wrapped-paragraphs="no-limit" style:run-through="foreground" style:vertical-pos="from-top" style:vertical-rel="paragraph" style:wrap="run-through" svg:stroke-color="#000000" svg:stroke-width="0.000cm"/>
    </style:style>
    <style:style style:family="paragraph" style:name="P7" style:parent-style-name="0">
      <style:paragraph-properties style:snap-to-layout-grid="false"/>
    </style:style>
    <style:style style:family="paragraph" style:name="P8" style:parent-style-name="0">
      <style:paragraph-properties style:snap-to-layout-grid="false"/>
    </style:style>
    <style:style style:family="paragraph" style:name="P9" style:parent-style-name="3">
      <style:paragraph-properties style:snap-to-layout-grid="false"/>
    </style:style>
    <style:style style:family="text" style:name="T29">
      <style:text-properties style:font-name="바탕" style:font-name-asian="HY그래픽M"/>
    </style:style>
    <style:style style:family="paragraph" style:name="P10" style:parent-style-name="0">
      <style:paragraph-properties style:snap-to-layout-grid="false"/>
    </style:style>
    <style:style style:family="paragraph" style:name="P11" style:parent-style-name="0">
      <style:paragraph-properties style:snap-to-layout-grid="false"/>
    </style:style>
    <style:style style:family="graphic" style:name="fr2" style:parent-style-name="Frame">
      <style:graphic-properties fo:border="none" fo:margin-bottom="0cm" fo:margin-left="0cm" fo:margin-right="0cm" fo:margin-top="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graphic" style:name="gr2">
      <style:graphic-properties draw:auto-grow-height="false" draw:auto-grow-width="false" draw:textarea-horizontal-align="justify" draw:textarea-vertical-align="top" style:horizontal-pos="from-left" style:horizontal-rel="paragraph" style:number-wrapped-paragraphs="no-limit" style:run-through="foreground" style:vertical-pos="from-top" style:vertical-rel="paragraph" style:wrap="run-through" svg:stroke-color="#000000" svg:stroke-width="0.000cm"/>
    </style:style>
    <style:style style:family="paragraph" style:name="P12" style:parent-style-name="0">
      <style:paragraph-properties style:snap-to-layout-grid="false"/>
    </style:style>
    <style:style style:family="paragraph" style:name="P13" style:parent-style-name="0">
      <style:paragraph-properties style:snap-to-layout-grid="false"/>
    </style:style>
    <style:style style:family="text" style:name="T30">
      <style:text-properties style:font-name="바탕" style:font-name-asian="HY그래픽"/>
    </style:style>
    <style:style style:family="text" style:name="T31">
      <style:text-properties style:font-name="바탕" style:font-name-asian="HY그래픽"/>
    </style:style>
    <style:style style:family="text" style:name="T32">
      <style:text-properties style:font-name="바탕" style:font-name-asian="HY그래픽"/>
    </style:style>
    <style:style style:family="text" style:name="T33">
      <style:text-properties style:font-name="바탕" style:font-name-asian="HY그래픽"/>
    </style:style>
    <style:style style:family="text" style:name="T34">
      <style:text-properties style:font-name="바탕" style:font-name-asian="HY그래픽"/>
    </style:style>
    <style:style style:family="text" style:name="T35">
      <style:text-properties style:font-name="바탕" style:font-name-asian="HY그래픽"/>
    </style:style>
    <style:style style:family="text" style:name="T36">
      <style:text-properties style:font-name="바탕" style:font-name-asian="HY그래픽"/>
    </style:style>
    <style:style style:family="text" style:name="T37">
      <style:text-properties style:font-name="바탕" style:font-name-asian="HY그래픽"/>
    </style:style>
    <style:style style:family="text" style:name="T38">
      <style:text-properties style:font-name="바탕" style:font-name-asian="HY그래픽"/>
    </style:style>
    <style:style style:family="paragraph" style:name="P14" style:parent-style-name="4">
      <style:paragraph-properties style:snap-to-layout-grid="false"/>
    </style:style>
    <style:style style:family="text" style:name="T39">
      <style:text-properties style:font-name="바탕" style:font-name-asian="12롯데마트드림Medium"/>
    </style:style>
    <style:style style:family="text" style:name="T40">
      <style:text-properties style:font-name="바탕" style:font-name-asian="12롯데마트드림Medium"/>
    </style:style>
    <style:style style:family="text" style:name="T41">
      <style:text-properties style:font-name="바탕" style:font-name-asian="12롯데마트드림Medium"/>
    </style:style>
    <style:style style:family="paragraph" style:name="P15" style:parent-style-name="3">
      <style:paragraph-properties style:snap-to-layout-grid="false"/>
    </style:style>
    <style:style style:family="text" style:name="T42">
      <style:text-properties style:font-name="바탕" style:font-name-asian="HY그래픽M"/>
    </style:style>
    <style:style style:family="paragraph" style:name="P16" style:parent-style-name="4">
      <style:paragraph-properties style:snap-to-layout-grid="false"/>
    </style:style>
    <style:style style:family="text" style:name="T43">
      <style:text-properties style:font-name="바탕" style:font-name-asian="12롯데마트드림Medium"/>
    </style:style>
    <style:style style:family="paragraph" style:name="P17" style:parent-style-name="0">
      <style:paragraph-properties style:snap-to-layout-grid="false"/>
    </style:style>
    <style:style style:family="text" style:name="T44">
      <style:text-properties style:font-name="바탕" style:font-name-asian="HY그래픽"/>
    </style:style>
    <style:style style:family="text" style:name="T45">
      <style:text-properties style:font-name="바탕" style:font-name-asian="HY그래픽"/>
    </style:style>
    <style:style style:family="text" style:name="T46">
      <style:text-properties style:font-name="바탕" style:font-name-asian="HY그래픽"/>
    </style:style>
    <style:style style:family="text" style:name="T47">
      <style:text-properties style:font-name="바탕" style:font-name-asian="HY그래픽"/>
    </style:style>
    <style:style style:family="paragraph" style:name="P18" style:parent-style-name="0">
      <style:paragraph-properties style:snap-to-layout-grid="false"/>
    </style:style>
    <style:style style:family="paragraph" style:name="P19" style:parent-style-name="4">
      <style:paragraph-properties style:snap-to-layout-grid="false"/>
    </style:style>
    <style:style style:family="text" style:name="T48">
      <style:text-properties style:font-name="바탕" style:font-name-asian="12롯데마트드림Medium"/>
    </style:style>
    <style:style style:family="paragraph" style:name="P20" style:parent-style-name="0">
      <style:paragraph-properties style:snap-to-layout-grid="false"/>
    </style:style>
    <style:style style:family="paragraph" style:name="P21" style:parent-style-name="0">
      <style:paragraph-properties style:snap-to-layout-grid="false"/>
    </style:style>
    <style:style style:family="text" style:name="T49">
      <style:text-properties style:font-name="바탕" style:font-name-asian="HY그래픽"/>
    </style:style>
    <style:style style:family="text" style:name="T50">
      <style:text-properties style:font-name="바탕" style:font-name-asian="HY그래픽"/>
    </style:style>
    <style:style style:family="text" style:name="T51">
      <style:text-properties style:font-name="바탕" style:font-name-asian="HY그래픽"/>
    </style:style>
    <style:style style:family="text" style:name="T52">
      <style:text-properties style:font-name="바탕" style:font-name-asian="HY그래픽"/>
    </style:style>
    <style:style style:family="text" style:name="T53">
      <style:text-properties style:font-name="바탕" style:font-name-asian="HY그래픽"/>
    </style:style>
    <style:style style:family="text" style:name="T54">
      <style:text-properties style:font-name="바탕" style:font-name-asian="HY그래픽"/>
    </style:style>
    <style:style style:family="text" style:name="T55">
      <style:text-properties style:font-name="바탕" style:font-name-asian="HY그래픽"/>
    </style:style>
    <style:style style:family="text" style:name="T56">
      <style:text-properties style:font-name="바탕" style:font-name-asian="HY그래픽"/>
    </style:style>
    <style:style style:family="paragraph" style:name="P22" style:parent-style-name="0">
      <style:paragraph-properties style:snap-to-layout-grid="false"/>
    </style:style>
    <style:style style:family="paragraph" style:name="P23" style:parent-style-name="4">
      <style:paragraph-properties style:snap-to-layout-grid="false"/>
    </style:style>
    <style:style style:family="text" style:name="T57">
      <style:text-properties style:font-name="바탕" style:font-name-asian="12롯데마트드림Medium"/>
    </style:style>
    <style:style style:family="text" style:name="T58">
      <style:text-properties style:font-name="바탕" style:font-name-asian="12롯데마트드림Medium"/>
    </style:style>
    <style:style style:family="paragraph" style:name="P24" style:parent-style-name="0">
      <style:paragraph-properties style:snap-to-layout-grid="false"/>
    </style:style>
    <style:style style:family="text" style:name="T59">
      <style:text-properties style:font-name="바탕" style:font-name-asian="HY그래픽"/>
    </style:style>
    <style:style style:family="paragraph" style:name="P25" style:parent-style-name="0">
      <style:paragraph-properties style:snap-to-layout-grid="false"/>
    </style:style>
    <style:style style:family="paragraph" style:name="P26" style:parent-style-name="0">
      <style:paragraph-properties style:snap-to-layout-grid="false"/>
    </style:style>
    <style:style style:family="text" style:name="T60">
      <style:text-properties style:font-name="바탕" style:font-name-asian="HY그래픽"/>
    </style:style>
    <style:style style:family="paragraph" style:name="P27" style:parent-style-name="0">
      <style:paragraph-properties style:snap-to-layout-grid="false"/>
    </style:style>
    <style:style style:family="text" style:name="T61">
      <style:text-properties style:font-name="바탕" style:font-name-asian="HY그래픽"/>
    </style:style>
    <style:style style:family="text" style:name="T62">
      <style:text-properties style:font-name="바탕" style:font-name-asian="HY그래픽"/>
    </style:style>
    <style:style style:family="paragraph" style:name="P28" style:parent-style-name="0">
      <style:paragraph-properties style:snap-to-layout-grid="false"/>
    </style:style>
    <style:style style:family="text" style:name="T63">
      <style:text-properties style:font-name="바탕" style:font-name-asian="HY그래픽"/>
    </style:style>
    <style:style style:family="text" style:name="T64">
      <style:text-properties style:font-name="바탕" style:font-name-asian="HY그래픽"/>
    </style:style>
    <style:style style:family="paragraph" style:name="P29" style:parent-style-name="0">
      <style:paragraph-properties style:snap-to-layout-grid="false"/>
    </style:style>
    <style:style style:family="paragraph" style:name="P30" style:parent-style-name="0">
      <style:paragraph-properties style:snap-to-layout-grid="false"/>
    </style:style>
    <style:style style:family="text" style:name="T65">
      <style:text-properties style:font-name="바탕" style:font-name-asian="HY그래픽"/>
    </style:style>
    <style:style style:family="text" style:name="T66">
      <style:text-properties style:font-name="바탕" style:font-name-asian="HY그래픽"/>
    </style:style>
    <style:style style:family="paragraph" style:name="P31" style:parent-style-name="0">
      <style:paragraph-properties style:snap-to-layout-grid="false"/>
    </style:style>
    <style:style style:family="text" style:name="T67">
      <style:text-properties style:font-name="바탕" style:font-name-asian="HY그래픽"/>
    </style:style>
    <style:style style:family="text" style:name="T68">
      <style:text-properties style:font-name="바탕" style:font-name-asian="HY그래픽"/>
    </style:style>
    <style:style style:family="paragraph" style:name="P32" style:parent-style-name="0">
      <style:paragraph-properties style:snap-to-layout-grid="false"/>
    </style:style>
    <style:style style:family="text" style:name="T69">
      <style:text-properties style:font-name="바탕" style:font-name-asian="HY그래픽"/>
    </style:style>
    <style:style style:family="text" style:name="T70">
      <style:text-properties style:font-name="바탕" style:font-name-asian="HY그래픽"/>
    </style:style>
    <style:style style:family="paragraph" style:name="P33" style:parent-style-name="0">
      <style:paragraph-properties style:snap-to-layout-grid="false"/>
    </style:style>
    <style:style style:family="paragraph" style:name="P34" style:parent-style-name="0">
      <style:paragraph-properties style:snap-to-layout-grid="false"/>
    </style:style>
    <style:style style:family="text" style:name="T71">
      <style:text-properties style:font-name="바탕" style:font-name-asian="HY그래픽"/>
    </style:style>
    <style:style style:family="text" style:name="T72">
      <style:text-properties style:font-name="바탕" style:font-name-asian="HY그래픽"/>
    </style:style>
    <style:style style:family="paragraph" style:name="P35" style:parent-style-name="0">
      <style:paragraph-properties style:snap-to-layout-grid="false"/>
    </style:style>
    <style:style style:family="text" style:name="T73">
      <style:text-properties style:font-name="바탕" style:font-name-asian="HY그래픽"/>
    </style:style>
    <style:style style:family="text" style:name="T74">
      <style:text-properties style:font-name="바탕" style:font-name-asian="HY그래픽"/>
    </style:style>
    <style:style style:family="paragraph" style:name="P36" style:parent-style-name="0">
      <style:paragraph-properties style:snap-to-layout-grid="false"/>
    </style:style>
    <style:style style:family="text" style:name="T75">
      <style:text-properties style:font-name="바탕" style:font-name-asian="HY그래픽"/>
    </style:style>
    <style:style style:family="text" style:name="T76">
      <style:text-properties style:font-name="바탕" style:font-name-asian="HY그래픽"/>
    </style:style>
    <style:style style:family="paragraph" style:name="P37" style:parent-style-name="0">
      <style:paragraph-properties style:snap-to-layout-grid="false"/>
    </style:style>
    <style:style style:family="paragraph" style:name="P38" style:parent-style-name="0">
      <style:paragraph-properties style:snap-to-layout-grid="false"/>
    </style:style>
    <style:style style:family="text" style:name="T77">
      <style:text-properties style:font-name="바탕" style:font-name-asian="HY그래픽"/>
    </style:style>
    <style:style style:family="text" style:name="T78">
      <style:text-properties style:font-name="바탕" style:font-name-asian="HY그래픽"/>
    </style:style>
    <style:style style:family="paragraph" style:name="P39" style:parent-style-name="0">
      <style:paragraph-properties style:snap-to-layout-grid="false"/>
    </style:style>
    <style:style style:family="text" style:name="T79">
      <style:text-properties style:font-name="바탕" style:font-name-asian="HY그래픽"/>
    </style:style>
    <style:style style:family="text" style:name="T80">
      <style:text-properties style:font-name="바탕" style:font-name-asian="HY그래픽"/>
    </style:style>
    <style:style style:family="paragraph" style:name="P40" style:parent-style-name="0">
      <style:paragraph-properties style:snap-to-layout-grid="false"/>
    </style:style>
    <style:style style:family="text" style:name="T81">
      <style:text-properties style:font-name="바탕" style:font-name-asian="HY그래픽"/>
    </style:style>
    <style:style style:family="text" style:name="T82">
      <style:text-properties style:font-name="바탕" style:font-name-asian="HY그래픽"/>
    </style:style>
    <style:style style:family="paragraph" style:name="P41" style:parent-style-name="0">
      <style:paragraph-properties style:snap-to-layout-grid="false"/>
    </style:style>
    <style:style style:family="text" style:name="T83">
      <style:text-properties style:font-name="바탕" style:font-name-asian="HY그래픽"/>
    </style:style>
    <style:style style:family="text" style:name="T84">
      <style:text-properties style:font-name="바탕" style:font-name-asian="HY그래픽"/>
    </style:style>
    <style:style style:family="paragraph" style:name="P42" style:parent-style-name="0">
      <style:paragraph-properties style:snap-to-layout-grid="false"/>
    </style:style>
    <style:style style:family="text" style:name="T85">
      <style:text-properties style:font-name="바탕" style:font-name-asian="HY그래픽"/>
    </style:style>
    <style:style style:family="text" style:name="T86">
      <style:text-properties style:font-name="바탕" style:font-name-asian="HY그래픽"/>
    </style:style>
    <style:style style:family="paragraph" style:name="P43" style:parent-style-name="0">
      <style:paragraph-properties style:snap-to-layout-grid="false"/>
    </style:style>
    <style:style style:family="paragraph" style:name="P44" style:parent-style-name="0">
      <style:paragraph-properties style:snap-to-layout-grid="false"/>
    </style:style>
    <style:style style:family="text" style:name="T87">
      <style:text-properties style:font-name="바탕" style:font-name-asian="HY그래픽"/>
    </style:style>
    <style:style style:family="paragraph" style:name="P45" style:parent-style-name="0">
      <style:paragraph-properties style:snap-to-layout-grid="false"/>
    </style:style>
    <style:style style:family="paragraph" style:name="P46" style:parent-style-name="0">
      <style:paragraph-properties style:snap-to-layout-grid="false"/>
    </style:style>
    <style:style style:family="text" style:name="T88">
      <style:text-properties style:font-name="바탕" style:font-name-asian="HY그래픽"/>
    </style:style>
    <style:style style:family="text" style:name="T89">
      <style:text-properties style:font-name="바탕" style:font-name-asian="HY그래픽"/>
    </style:style>
    <style:style style:family="text" style:name="T90">
      <style:text-properties style:font-name="바탕" style:font-name-asian="HY그래픽"/>
    </style:style>
    <style:style style:family="text" style:name="T91">
      <style:text-properties style:font-name="바탕" style:font-name-asian="HY그래픽"/>
    </style:style>
    <style:style style:family="paragraph" style:name="P47" style:parent-style-name="0">
      <style:paragraph-properties style:snap-to-layout-grid="false"/>
    </style:style>
    <style:style style:family="paragraph" style:name="P48" style:parent-style-name="0">
      <style:paragraph-properties style:snap-to-layout-grid="false"/>
    </style:style>
    <style:style style:family="text" style:name="T92">
      <style:text-properties style:font-name="바탕" style:font-name-asian="HY그래픽"/>
    </style:style>
    <style:style style:family="paragraph" style:name="P49" style:parent-style-name="0">
      <style:paragraph-properties style:snap-to-layout-grid="false"/>
    </style:style>
    <style:style style:family="paragraph" style:name="P50" style:parent-style-name="0">
      <style:paragraph-properties style:snap-to-layout-grid="false"/>
    </style:style>
    <style:style style:family="text" style:name="T93">
      <style:text-properties style:font-name="바탕" style:font-name-asian="HY그래픽"/>
    </style:style>
    <style:style style:family="paragraph" style:name="P51" style:parent-style-name="0">
      <style:paragraph-properties style:snap-to-layout-grid="false"/>
    </style:style>
    <style:style style:family="text" style:name="T94">
      <style:text-properties style:font-name="바탕" style:font-name-asian="HY그래픽"/>
    </style:style>
    <style:style style:family="text" style:name="T95">
      <style:text-properties style:font-name="바탕" style:font-name-asian="HY그래픽"/>
    </style:style>
    <style:style style:family="paragraph" style:name="P52" style:parent-style-name="0">
      <style:paragraph-properties style:snap-to-layout-grid="false"/>
    </style:style>
    <style:style style:family="text" style:name="T96">
      <style:text-properties style:font-name="바탕" style:font-name-asian="HY그래픽"/>
    </style:style>
    <style:style style:family="text" style:name="T97">
      <style:text-properties style:font-name="바탕" style:font-name-asian="HY그래픽"/>
    </style:style>
    <style:style style:family="paragraph" style:name="P53" style:parent-style-name="0">
      <style:paragraph-properties style:snap-to-layout-grid="false"/>
    </style:style>
    <style:style style:family="text" style:name="T98">
      <style:text-properties style:font-name="바탕" style:font-name-asian="HY그래픽"/>
    </style:style>
    <style:style style:family="text" style:name="T99">
      <style:text-properties style:font-name="바탕" style:font-name-asian="HY그래픽"/>
    </style:style>
    <style:style style:family="paragraph" style:name="P54" style:parent-style-name="0">
      <style:paragraph-properties style:snap-to-layout-grid="false"/>
    </style:style>
    <style:style style:family="text" style:name="T100">
      <style:text-properties style:font-name="바탕" style:font-name-asian="HY그래픽"/>
    </style:style>
    <style:style style:family="text" style:name="T101">
      <style:text-properties style:font-name="바탕" style:font-name-asian="HY그래픽"/>
    </style:style>
    <style:style style:family="paragraph" style:name="P55" style:parent-style-name="0">
      <style:paragraph-properties style:snap-to-layout-grid="false"/>
    </style:style>
    <style:style style:family="paragraph" style:name="P56" style:parent-style-name="0">
      <style:paragraph-properties style:snap-to-layout-grid="false"/>
    </style:style>
    <style:style style:family="text" style:name="T102">
      <style:text-properties style:font-name="바탕" style:font-name-asian="HY그래픽"/>
    </style:style>
    <style:style style:family="text" style:name="T103">
      <style:text-properties style:font-name="바탕" style:font-name-asian="HY그래픽"/>
    </style:style>
    <style:style style:family="paragraph" style:name="P57" style:parent-style-name="0">
      <style:paragraph-properties style:snap-to-layout-grid="false"/>
    </style:style>
    <style:style style:family="text" style:name="T104">
      <style:text-properties style:font-name="바탕" style:font-name-asian="HY그래픽"/>
    </style:style>
    <style:style style:family="text" style:name="T105">
      <style:text-properties style:font-name="바탕" style:font-name-asian="HY그래픽"/>
    </style:style>
    <style:style style:family="paragraph" style:name="P58" style:parent-style-name="0">
      <style:paragraph-properties style:snap-to-layout-grid="false"/>
    </style:style>
    <style:style style:family="text" style:name="T106">
      <style:text-properties style:font-name="바탕" style:font-name-asian="HY그래픽"/>
    </style:style>
    <style:style style:family="text" style:name="T107">
      <style:text-properties style:font-name="바탕" style:font-name-asian="HY그래픽"/>
    </style:style>
    <style:style style:family="paragraph" style:name="P59" style:parent-style-name="0">
      <style:paragraph-properties style:snap-to-layout-grid="false"/>
    </style:style>
    <style:style style:family="paragraph" style:name="P60" style:parent-style-name="0">
      <style:paragraph-properties style:snap-to-layout-grid="false"/>
    </style:style>
    <style:style style:family="text" style:name="T108">
      <style:text-properties style:font-name="바탕" style:font-name-asian="HY그래픽"/>
    </style:style>
    <style:style style:family="text" style:name="T109">
      <style:text-properties style:font-name="바탕" style:font-name-asian="HY그래픽"/>
    </style:style>
    <style:style style:family="paragraph" style:name="P61" style:parent-style-name="0">
      <style:paragraph-properties style:snap-to-layout-grid="false"/>
    </style:style>
    <style:style style:family="paragraph" style:name="P62" style:parent-style-name="0">
      <style:paragraph-properties style:snap-to-layout-grid="false"/>
    </style:style>
    <style:style style:family="text" style:name="T110">
      <style:text-properties style:font-name="바탕" style:font-name-asian="HY그래픽"/>
    </style:style>
    <style:style style:family="text" style:name="T111">
      <style:text-properties style:font-name="바탕" style:font-name-asian="HY그래픽"/>
    </style:style>
    <style:style style:family="paragraph" style:name="P63" style:parent-style-name="0">
      <style:paragraph-properties style:snap-to-layout-grid="false"/>
    </style:style>
    <style:style style:family="text" style:name="T112">
      <style:text-properties style:font-name="바탕" style:font-name-asian="HY그래픽"/>
    </style:style>
    <style:style style:family="text" style:name="T113">
      <style:text-properties style:font-name="바탕" style:font-name-asian="HY그래픽"/>
    </style:style>
    <style:style style:family="paragraph" style:name="P64" style:parent-style-name="0">
      <style:paragraph-properties style:snap-to-layout-grid="false"/>
    </style:style>
    <style:style style:family="paragraph" style:name="P65" style:parent-style-name="0">
      <style:paragraph-properties style:snap-to-layout-grid="false"/>
    </style:style>
    <style:style style:family="paragraph" style:name="P66" style:parent-style-name="0">
      <style:paragraph-properties style:snap-to-layout-grid="false"/>
    </style:style>
    <style:style style:family="text" style:name="T114">
      <style:text-properties style:font-name="바탕" style:font-name-asian="HY그래픽"/>
    </style:style>
    <style:style style:family="text" style:name="T115">
      <style:text-properties style:font-name="바탕" style:font-name-asian="HY그래픽"/>
    </style:style>
    <style:style style:family="text" style:name="T116">
      <style:text-properties style:font-name="바탕" style:font-name-asian="HY그래픽"/>
    </style:style>
    <style:style style:family="paragraph" style:name="P67" style:parent-style-name="0">
      <style:paragraph-properties style:snap-to-layout-grid="false"/>
    </style:style>
    <style:style style:family="text" style:name="T117">
      <style:text-properties style:font-name="바탕" style:font-name-asian="HY그래픽"/>
    </style:style>
    <style:style style:family="text" style:name="T118">
      <style:text-properties style:font-name="바탕" style:font-name-asian="HY그래픽"/>
    </style:style>
    <style:style style:family="paragraph" style:name="P68" style:parent-style-name="0">
      <style:paragraph-properties style:snap-to-layout-grid="false"/>
    </style:style>
    <style:style style:family="paragraph" style:name="P69" style:parent-style-name="0">
      <style:paragraph-properties style:snap-to-layout-grid="false"/>
    </style:style>
    <style:style style:family="text" style:name="T119">
      <style:text-properties style:font-name="바탕" style:font-name-asian="HY그래픽"/>
    </style:style>
    <style:style style:family="text" style:name="T120">
      <style:text-properties style:font-name="바탕" style:font-name-asian="HY그래픽"/>
    </style:style>
    <style:style style:family="text" style:name="T121">
      <style:text-properties style:font-name="바탕" style:font-name-asian="HY그래픽"/>
    </style:style>
    <style:style style:family="text" style:name="T122">
      <style:text-properties style:font-name="바탕" style:font-name-asian="HY그래픽"/>
    </style:style>
    <style:style style:family="paragraph" style:name="P70" style:parent-style-name="0">
      <style:paragraph-properties style:snap-to-layout-grid="false"/>
    </style:style>
    <style:style style:family="text" style:name="T123">
      <style:text-properties style:font-name="바탕" style:font-name-asian="HY그래픽"/>
    </style:style>
    <style:style style:family="text" style:name="T124">
      <style:text-properties style:font-name="바탕" style:font-name-asian="HY그래픽"/>
    </style:style>
    <style:style style:family="text" style:name="T125">
      <style:text-properties style:font-name="바탕" style:font-name-asian="HY그래픽"/>
    </style:style>
    <style:style style:family="text" style:name="T126">
      <style:text-properties style:font-name="바탕" style:font-name-asian="HY그래픽"/>
    </style:style>
    <style:style style:family="paragraph" style:name="P71" style:parent-style-name="0">
      <style:paragraph-properties style:snap-to-layout-grid="false"/>
    </style:style>
    <style:style style:family="text" style:name="T127">
      <style:text-properties style:font-name="바탕" style:font-name-asian="HY그래픽"/>
    </style:style>
    <style:style style:family="text" style:name="T128">
      <style:text-properties style:font-name="바탕" style:font-name-asian="HY그래픽"/>
    </style:style>
    <style:style style:family="text" style:name="T129">
      <style:text-properties style:font-name="바탕" style:font-name-asian="HY그래픽"/>
    </style:style>
    <style:style style:family="text" style:name="T130">
      <style:text-properties style:font-name="바탕" style:font-name-asian="HY그래픽"/>
    </style:style>
    <style:style style:family="paragraph" style:name="P72" style:parent-style-name="0">
      <style:paragraph-properties style:snap-to-layout-grid="false"/>
    </style:style>
    <style:style style:family="text" style:name="T131">
      <style:text-properties style:font-name="바탕" style:font-name-asian="HY그래픽"/>
    </style:style>
    <style:style style:family="text" style:name="T132">
      <style:text-properties style:font-name="바탕" style:font-name-asian="HY그래픽"/>
    </style:style>
    <style:style style:family="text" style:name="T133">
      <style:text-properties style:font-name="바탕" style:font-name-asian="HY그래픽"/>
    </style:style>
    <style:style style:family="text" style:name="T134">
      <style:text-properties style:font-name="바탕" style:font-name-asian="HY그래픽"/>
    </style:style>
    <style:style style:family="paragraph" style:name="P73" style:parent-style-name="0">
      <style:paragraph-properties style:snap-to-layout-grid="false"/>
    </style:style>
    <style:style style:family="text" style:name="T135">
      <style:text-properties style:font-name="바탕" style:font-name-asian="HY그래픽"/>
    </style:style>
    <style:style style:family="text" style:name="T136">
      <style:text-properties style:font-name="바탕" style:font-name-asian="HY그래픽"/>
    </style:style>
    <style:style style:family="text" style:name="T137">
      <style:text-properties style:font-name="바탕" style:font-name-asian="HY그래픽"/>
    </style:style>
    <style:style style:family="text" style:name="T138">
      <style:text-properties style:font-name="바탕" style:font-name-asian="HY그래픽"/>
    </style:style>
    <style:style style:family="paragraph" style:name="P74" style:parent-style-name="0">
      <style:paragraph-properties style:snap-to-layout-grid="false"/>
    </style:style>
    <style:style style:family="paragraph" style:name="P75" style:parent-style-name="0">
      <style:paragraph-properties style:snap-to-layout-grid="false"/>
    </style:style>
    <style:style style:family="text" style:name="T139">
      <style:text-properties style:font-name="바탕" style:font-name-asian="HY그래픽"/>
    </style:style>
    <style:style style:family="text" style:name="T140">
      <style:text-properties style:font-name="바탕" style:font-name-asian="HY그래픽"/>
    </style:style>
    <style:style style:family="text" style:name="T141">
      <style:text-properties style:font-name="바탕" style:font-name-asian="HY그래픽"/>
    </style:style>
    <style:style style:family="paragraph" style:name="P76" style:parent-style-name="0">
      <style:paragraph-properties style:snap-to-layout-grid="false"/>
    </style:style>
    <style:style style:family="text" style:name="T142">
      <style:text-properties style:font-name="바탕" style:font-name-asian="HY그래픽"/>
    </style:style>
    <style:style style:family="text" style:name="T143">
      <style:text-properties style:font-name="바탕" style:font-name-asian="HY그래픽"/>
    </style:style>
    <style:style style:family="paragraph" style:name="P77" style:parent-style-name="0">
      <style:paragraph-properties style:snap-to-layout-grid="false"/>
    </style:style>
    <style:style style:family="text" style:name="T144">
      <style:text-properties style:font-name="바탕" style:font-name-asian="HY그래픽"/>
    </style:style>
    <style:style style:family="paragraph" style:name="P78" style:parent-style-name="0">
      <style:paragraph-properties style:snap-to-layout-grid="false"/>
    </style:style>
    <style:style style:family="text" style:name="T145">
      <style:text-properties style:font-name="바탕" style:font-name-asian="HY그래픽"/>
    </style:style>
    <style:style style:family="text" style:name="T146">
      <style:text-properties style:font-name="바탕" style:font-name-asian="HY그래픽"/>
    </style:style>
    <style:style style:family="paragraph" style:name="P79" style:parent-style-name="0">
      <style:paragraph-properties style:snap-to-layout-grid="false"/>
    </style:style>
    <style:style style:family="text" style:name="T147">
      <style:text-properties style:font-name="바탕" style:font-name-asian="HY그래픽"/>
    </style:style>
    <style:style style:family="text" style:name="T148">
      <style:text-properties style:font-name="바탕" style:font-name-asian="HY그래픽"/>
    </style:style>
    <style:style style:family="paragraph" style:name="P80" style:parent-style-name="0">
      <style:paragraph-properties style:snap-to-layout-grid="false"/>
    </style:style>
    <style:style style:family="paragraph" style:name="P81" style:parent-style-name="0">
      <style:paragraph-properties style:snap-to-layout-grid="false"/>
    </style:style>
    <style:style style:family="text" style:name="T149">
      <style:text-properties style:font-name="바탕" style:font-name-asian="HY그래픽"/>
    </style:style>
    <style:style style:family="text" style:name="T150">
      <style:text-properties style:font-name="바탕" style:font-name-asian="HY그래픽"/>
    </style:style>
    <style:style style:family="text" style:name="T151">
      <style:text-properties style:font-name="바탕" style:font-name-asian="HY그래픽"/>
    </style:style>
    <style:style style:family="text" style:name="T152">
      <style:text-properties style:font-name="바탕" style:font-name-asian="HY그래픽"/>
    </style:style>
    <style:style style:family="text" style:name="T153">
      <style:text-properties style:font-name="바탕" style:font-name-asian="HY그래픽"/>
    </style:style>
    <style:style style:family="text" style:name="T154">
      <style:text-properties style:font-name="바탕" style:font-name-asian="HY그래픽"/>
    </style:style>
    <style:style style:family="text" style:name="T155">
      <style:text-properties style:font-name="바탕" style:font-name-asian="HY그래픽"/>
    </style:style>
    <style:style style:family="text" style:name="T156">
      <style:text-properties style:font-name="바탕" style:font-name-asian="HY그래픽"/>
    </style:style>
    <style:style style:family="paragraph" style:name="P82" style:parent-style-name="0">
      <style:paragraph-properties style:snap-to-layout-grid="false"/>
    </style:style>
    <style:style style:family="text" style:name="T157">
      <style:text-properties style:font-name="바탕" style:font-name-asian="HY그래픽"/>
    </style:style>
    <style:style style:family="text" style:name="T158">
      <style:text-properties style:font-name="바탕" style:font-name-asian="HY그래픽"/>
    </style:style>
    <style:style style:family="paragraph" style:name="P83" style:parent-style-name="0">
      <style:paragraph-properties style:snap-to-layout-grid="false"/>
    </style:style>
    <style:style style:family="paragraph" style:name="P84" style:parent-style-name="0">
      <style:paragraph-properties style:snap-to-layout-grid="false"/>
    </style:style>
    <style:style style:family="text" style:name="T159">
      <style:text-properties style:font-name="바탕" style:font-name-asian="HY그래픽"/>
    </style:style>
    <style:style style:family="text" style:name="T160">
      <style:text-properties style:font-name="바탕" style:font-name-asian="HY그래픽"/>
    </style:style>
    <style:style style:family="paragraph" style:name="P85" style:parent-style-name="0">
      <style:paragraph-properties style:snap-to-layout-grid="false"/>
    </style:style>
    <style:style style:family="text" style:name="T161">
      <style:text-properties style:font-name="바탕" style:font-name-asian="HY그래픽"/>
    </style:style>
    <style:style style:family="text" style:name="T162">
      <style:text-properties style:font-name="바탕" style:font-name-asian="HY그래픽"/>
    </style:style>
    <style:style style:family="paragraph" style:name="P86" style:parent-style-name="0">
      <style:paragraph-properties style:snap-to-layout-grid="false"/>
    </style:style>
    <style:style style:family="paragraph" style:name="P87" style:parent-style-name="0">
      <style:paragraph-properties style:snap-to-layout-grid="false"/>
    </style:style>
    <style:style style:family="text" style:name="T163">
      <style:text-properties style:font-name="바탕" style:font-name-asian="HY그래픽"/>
    </style:style>
    <style:style style:family="text" style:name="T164">
      <style:text-properties style:font-name="바탕" style:font-name-asian="HY그래픽"/>
    </style:style>
    <style:style style:family="paragraph" style:name="P88" style:parent-style-name="0">
      <style:paragraph-properties style:snap-to-layout-grid="false"/>
    </style:style>
    <style:style style:family="paragraph" style:name="P89" style:parent-style-name="0">
      <style:paragraph-properties style:snap-to-layout-grid="false"/>
    </style:style>
    <style:style style:family="text" style:name="T165">
      <style:text-properties style:font-name="바탕" style:font-name-asian="HY그래픽"/>
    </style:style>
    <style:style style:family="text" style:name="T166">
      <style:text-properties style:font-name="바탕" style:font-name-asian="HY그래픽"/>
    </style:style>
    <style:style style:family="paragraph" style:name="P90" style:parent-style-name="0">
      <style:paragraph-properties style:snap-to-layout-grid="false"/>
    </style:style>
    <style:style style:family="text" style:name="T167">
      <style:text-properties style:font-name="바탕" style:font-name-asian="HY그래픽"/>
    </style:style>
    <style:style style:family="text" style:name="T168">
      <style:text-properties style:font-name="바탕" style:font-name-asian="HY그래픽"/>
    </style:style>
    <style:style style:family="paragraph" style:name="P91" style:parent-style-name="0">
      <style:paragraph-properties style:snap-to-layout-grid="false"/>
    </style:style>
    <style:style style:family="text" style:name="T169">
      <style:text-properties style:font-name="바탕" style:font-name-asian="HY그래픽"/>
    </style:style>
    <style:style style:family="text" style:name="T170">
      <style:text-properties style:font-name="바탕" style:font-name-asian="HY그래픽"/>
    </style:style>
    <style:style style:family="paragraph" style:name="P92" style:parent-style-name="0">
      <style:paragraph-properties style:snap-to-layout-grid="false"/>
    </style:style>
    <style:style style:family="text" style:name="T171">
      <style:text-properties style:font-name="바탕" style:font-name-asian="HY그래픽"/>
    </style:style>
    <style:style style:family="text" style:name="T172">
      <style:text-properties style:font-name="바탕" style:font-name-asian="HY그래픽"/>
    </style:style>
    <style:style style:family="paragraph" style:name="P93" style:parent-style-name="0">
      <style:paragraph-properties style:snap-to-layout-grid="false"/>
    </style:style>
    <style:style style:family="paragraph" style:name="P94" style:parent-style-name="0">
      <style:paragraph-properties style:snap-to-layout-grid="false"/>
    </style:style>
    <style:style style:family="text" style:name="T173">
      <style:text-properties style:font-name="바탕" style:font-name-asian="HY그래픽"/>
    </style:style>
    <style:style style:family="text" style:name="T174">
      <style:text-properties style:font-name="바탕" style:font-name-asian="HY그래픽"/>
    </style:style>
    <style:style style:family="paragraph" style:name="P95" style:parent-style-name="0">
      <style:paragraph-properties style:snap-to-layout-grid="false"/>
    </style:style>
    <style:style style:family="text" style:name="T175">
      <style:text-properties style:font-name="바탕" style:font-name-asian="HY그래픽"/>
    </style:style>
    <style:style style:family="text" style:name="T176">
      <style:text-properties style:font-name="바탕" style:font-name-asian="HY그래픽"/>
    </style:style>
    <style:style style:family="paragraph" style:name="P96" style:parent-style-name="0">
      <style:paragraph-properties style:snap-to-layout-grid="false"/>
    </style:style>
    <style:style style:family="paragraph" style:name="P97" style:parent-style-name="0">
      <style:paragraph-properties style:snap-to-layout-grid="false"/>
    </style:style>
    <style:style style:family="text" style:name="T177">
      <style:text-properties style:font-name="바탕" style:font-name-asian="HY그래픽"/>
    </style:style>
    <style:style style:family="text" style:name="T178">
      <style:text-properties style:font-name="바탕" style:font-name-asian="HY그래픽"/>
    </style:style>
    <style:style style:family="paragraph" style:name="P98" style:parent-style-name="0">
      <style:paragraph-properties style:snap-to-layout-grid="false"/>
    </style:style>
    <style:style style:family="text" style:name="T179">
      <style:text-properties style:font-name="바탕" style:font-name-asian="HY그래픽"/>
    </style:style>
    <style:style style:family="text" style:name="T180">
      <style:text-properties style:font-name="바탕" style:font-name-asian="HY그래픽"/>
    </style:style>
    <style:style style:family="paragraph" style:name="P99" style:parent-style-name="0">
      <style:paragraph-properties style:snap-to-layout-grid="false"/>
    </style:style>
    <style:style style:family="text" style:name="T181">
      <style:text-properties style:font-name="바탕" style:font-name-asian="HY그래픽"/>
    </style:style>
    <style:style style:family="text" style:name="T182">
      <style:text-properties style:font-name="바탕" style:font-name-asian="HY그래픽"/>
    </style:style>
    <style:style style:family="paragraph" style:name="P100" style:parent-style-name="0">
      <style:paragraph-properties style:snap-to-layout-grid="false"/>
    </style:style>
    <style:style style:family="text" style:name="T183">
      <style:text-properties style:font-name="바탕" style:font-name-asian="HY그래픽"/>
    </style:style>
    <style:style style:family="text" style:name="T184">
      <style:text-properties style:font-name="바탕" style:font-name-asian="HY그래픽"/>
    </style:style>
    <style:style style:family="paragraph" style:name="P101" style:parent-style-name="0">
      <style:paragraph-properties style:snap-to-layout-grid="false"/>
    </style:style>
    <style:style style:family="text" style:name="T185">
      <style:text-properties style:font-name="바탕" style:font-name-asian="HY그래픽"/>
    </style:style>
    <style:style style:family="text" style:name="T186">
      <style:text-properties style:font-name="바탕" style:font-name-asian="HY그래픽"/>
    </style:style>
    <style:style style:family="paragraph" style:name="P102" style:parent-style-name="0">
      <style:paragraph-properties style:snap-to-layout-grid="false"/>
    </style:style>
    <style:style style:family="paragraph" style:name="P103" style:parent-style-name="0">
      <style:paragraph-properties style:snap-to-layout-grid="false"/>
    </style:style>
    <style:style style:family="text" style:name="T187">
      <style:text-properties style:font-name="바탕" style:font-name-asian="HY그래픽"/>
    </style:style>
    <style:style style:family="text" style:name="T188">
      <style:text-properties style:font-name="바탕" style:font-name-asian="HY그래픽"/>
    </style:style>
    <style:style style:family="text" style:name="T189">
      <style:text-properties style:font-name="바탕" style:font-name-asian="HY그래픽"/>
    </style:style>
    <style:style style:family="text" style:name="T190">
      <style:text-properties style:font-name="바탕" style:font-name-asian="HY그래픽"/>
    </style:style>
    <style:style style:family="text" style:name="T191">
      <style:text-properties style:font-name="바탕" style:font-name-asian="HY그래픽"/>
    </style:style>
    <style:style style:family="text" style:name="T192">
      <style:text-properties style:font-name="바탕" style:font-name-asian="HY그래픽"/>
    </style:style>
    <style:style style:family="text" style:name="T193">
      <style:text-properties style:font-name="바탕" style:font-name-asian="HY그래픽"/>
    </style:style>
    <style:style style:family="paragraph" style:name="P104" style:parent-style-name="0">
      <style:paragraph-properties style:snap-to-layout-grid="false"/>
    </style:style>
    <style:style style:family="text" style:name="T194">
      <style:text-properties style:font-name="바탕" style:font-name-asian="HY그래픽"/>
    </style:style>
    <style:style style:family="text" style:name="T195">
      <style:text-properties style:font-name="바탕" style:font-name-asian="HY그래픽"/>
    </style:style>
    <style:style style:family="paragraph" style:name="P105" style:parent-style-name="0">
      <style:paragraph-properties style:snap-to-layout-grid="false"/>
    </style:style>
    <style:style style:family="text" style:name="T196">
      <style:text-properties style:font-name="바탕" style:font-name-asian="HY그래픽"/>
    </style:style>
    <style:style style:family="text" style:name="T197">
      <style:text-properties style:font-name="바탕" style:font-name-asian="HY그래픽"/>
    </style:style>
    <style:style style:family="paragraph" style:name="P106" style:parent-style-name="0">
      <style:paragraph-properties style:snap-to-layout-grid="false"/>
    </style:style>
    <style:style style:family="paragraph" style:name="P107" style:parent-style-name="0">
      <style:paragraph-properties style:snap-to-layout-grid="false"/>
    </style:style>
    <style:style style:family="text" style:name="T198">
      <style:text-properties style:font-name="바탕" style:font-name-asian="HY그래픽"/>
    </style:style>
    <style:style style:family="text" style:name="T199">
      <style:text-properties style:font-name="바탕" style:font-name-asian="HY그래픽"/>
    </style:style>
    <style:style style:family="text" style:name="T200">
      <style:text-properties style:font-name="바탕" style:font-name-asian="HY그래픽"/>
    </style:style>
    <style:style style:family="paragraph" style:name="P108" style:parent-style-name="0">
      <style:paragraph-properties style:snap-to-layout-grid="false"/>
    </style:style>
    <style:style style:family="text" style:name="T201">
      <style:text-properties style:font-name="바탕" style:font-name-asian="HY그래픽"/>
    </style:style>
    <style:style style:family="text" style:name="T202">
      <style:text-properties style:font-name="바탕" style:font-name-asian="HY그래픽"/>
    </style:style>
    <style:style style:family="paragraph" style:name="P109" style:parent-style-name="0">
      <style:paragraph-properties style:snap-to-layout-grid="false"/>
    </style:style>
    <style:style style:family="text" style:name="T203">
      <style:text-properties style:font-name="바탕" style:font-name-asian="HY그래픽"/>
    </style:style>
    <style:style style:family="paragraph" style:name="P110" style:parent-style-name="0">
      <style:paragraph-properties style:snap-to-layout-grid="false"/>
    </style:style>
    <style:style style:family="text" style:name="T204">
      <style:text-properties style:font-name="바탕" style:font-name-asian="HY그래픽"/>
    </style:style>
    <style:style style:family="paragraph" style:name="P111" style:parent-style-name="0">
      <style:paragraph-properties style:snap-to-layout-grid="false"/>
    </style:style>
    <style:style style:family="text" style:name="T205">
      <style:text-properties style:font-name="바탕" style:font-name-asian="HY그래픽"/>
    </style:style>
    <style:style style:family="text" style:name="T206">
      <style:text-properties style:font-name="바탕" style:font-name-asian="HY그래픽"/>
    </style:style>
    <style:style style:family="paragraph" style:name="P112" style:parent-style-name="0">
      <style:paragraph-properties style:snap-to-layout-grid="false"/>
    </style:style>
    <style:style style:family="text" style:name="T207">
      <style:text-properties style:font-name="바탕" style:font-name-asian="HY그래픽"/>
    </style:style>
    <style:style style:family="text" style:name="T208">
      <style:text-properties style:font-name="바탕" style:font-name-asian="HY그래픽"/>
    </style:style>
    <style:style style:family="paragraph" style:name="P113" style:parent-style-name="0">
      <style:paragraph-properties style:snap-to-layout-grid="false"/>
    </style:style>
    <style:style style:family="text" style:name="T209">
      <style:text-properties style:font-name="바탕" style:font-name-asian="HY그래픽"/>
    </style:style>
    <style:style style:family="text" style:name="T210">
      <style:text-properties style:font-name="바탕" style:font-name-asian="HY그래픽"/>
    </style:style>
    <style:style style:family="paragraph" style:name="P114" style:parent-style-name="0">
      <style:paragraph-properties style:snap-to-layout-grid="false"/>
    </style:style>
    <style:style style:family="paragraph" style:name="P115" style:parent-style-name="0">
      <style:paragraph-properties style:snap-to-layout-grid="false"/>
    </style:style>
    <style:style style:family="text" style:name="T211">
      <style:text-properties style:font-name="바탕" style:font-name-asian="HY그래픽"/>
    </style:style>
    <style:style style:family="text" style:name="T212">
      <style:text-properties style:font-name="바탕" style:font-name-asian="HY그래픽"/>
    </style:style>
    <style:style style:family="text" style:name="T213">
      <style:text-properties style:font-name="바탕" style:font-name-asian="HY그래픽"/>
    </style:style>
    <style:style style:family="text" style:name="T214">
      <style:text-properties style:font-name="바탕" style:font-name-asian="HY그래픽"/>
    </style:style>
    <style:style style:family="text" style:name="T215">
      <style:text-properties style:font-name="바탕" style:font-name-asian="HY그래픽"/>
    </style:style>
    <style:style style:family="text" style:name="T216">
      <style:text-properties style:font-name="바탕" style:font-name-asian="HY그래픽"/>
    </style:style>
    <style:style style:family="text" style:name="T217">
      <style:text-properties style:font-name="바탕" style:font-name-asian="HY그래픽"/>
    </style:style>
    <style:style style:family="text" style:name="T218">
      <style:text-properties style:font-name="바탕" style:font-name-asian="HY그래픽"/>
    </style:style>
    <style:style style:family="text" style:name="T219">
      <style:text-properties style:font-name="바탕" style:font-name-asian="HY그래픽"/>
    </style:style>
    <style:style style:family="paragraph" style:name="P116" style:parent-style-name="0">
      <style:paragraph-properties style:snap-to-layout-grid="false"/>
    </style:style>
    <style:style style:family="text" style:name="T220">
      <style:text-properties style:font-name="바탕" style:font-name-asian="HY그래픽"/>
    </style:style>
    <style:style style:family="text" style:name="T221">
      <style:text-properties style:font-name="바탕" style:font-name-asian="HY그래픽"/>
    </style:style>
    <style:style style:family="paragraph" style:name="P117" style:parent-style-name="0">
      <style:paragraph-properties style:snap-to-layout-grid="false"/>
    </style:style>
    <style:style style:family="text" style:name="T222">
      <style:text-properties style:font-name="바탕" style:font-name-asian="HY그래픽"/>
    </style:style>
    <style:style style:family="text" style:name="T223">
      <style:text-properties style:font-name="바탕" style:font-name-asian="HY그래픽"/>
    </style:style>
    <style:style style:family="paragraph" style:name="P118" style:parent-style-name="0">
      <style:paragraph-properties style:snap-to-layout-grid="false"/>
    </style:style>
    <style:style style:family="paragraph" style:name="P119" style:parent-style-name="0">
      <style:paragraph-properties style:snap-to-layout-grid="false"/>
    </style:style>
    <style:style style:family="text" style:name="T224">
      <style:text-properties style:font-name="바탕" style:font-name-asian="HY그래픽"/>
    </style:style>
    <style:style style:family="text" style:name="T225">
      <style:text-properties style:font-name="바탕" style:font-name-asian="HY그래픽"/>
    </style:style>
    <style:style style:family="paragraph" style:name="P120" style:parent-style-name="0">
      <style:paragraph-properties style:snap-to-layout-grid="false"/>
    </style:style>
    <style:style style:family="text" style:name="T226">
      <style:text-properties style:font-name="바탕" style:font-name-asian="HY그래픽"/>
    </style:style>
    <style:style style:family="text" style:name="T227">
      <style:text-properties style:font-name="바탕" style:font-name-asian="HY그래픽"/>
    </style:style>
    <style:style style:family="paragraph" style:name="P121" style:parent-style-name="0">
      <style:paragraph-properties style:snap-to-layout-grid="false"/>
    </style:style>
    <style:style style:family="paragraph" style:name="P122" style:parent-style-name="0">
      <style:paragraph-properties style:snap-to-layout-grid="false"/>
    </style:style>
    <style:style style:family="text" style:name="T228">
      <style:text-properties style:font-name="바탕" style:font-name-asian="HY그래픽"/>
    </style:style>
    <style:style style:family="text" style:name="T229">
      <style:text-properties style:font-name="바탕" style:font-name-asian="HY그래픽"/>
    </style:style>
    <style:style style:family="paragraph" style:name="P123" style:parent-style-name="0">
      <style:paragraph-properties style:snap-to-layout-grid="false"/>
    </style:style>
    <style:style style:family="text" style:name="T230">
      <style:text-properties style:font-name="바탕" style:font-name-asian="HY그래픽"/>
    </style:style>
    <style:style style:family="text" style:name="T231">
      <style:text-properties style:font-name="바탕" style:font-name-asian="HY그래픽"/>
    </style:style>
    <style:style style:family="paragraph" style:name="P124" style:parent-style-name="0">
      <style:paragraph-properties style:snap-to-layout-grid="false"/>
    </style:style>
    <style:style style:family="paragraph" style:name="P125" style:parent-style-name="0">
      <style:paragraph-properties style:snap-to-layout-grid="false"/>
    </style:style>
    <style:style style:family="text" style:name="T232">
      <style:text-properties style:font-name="바탕" style:font-name-asian="HY그래픽"/>
    </style:style>
    <style:style style:family="text" style:name="T233">
      <style:text-properties style:font-name="바탕" style:font-name-asian="HY그래픽"/>
    </style:style>
    <style:style style:family="text" style:name="T234">
      <style:text-properties style:font-name="바탕" style:font-name-asian="HY그래픽"/>
    </style:style>
    <style:style style:family="text" style:name="T235">
      <style:text-properties style:font-name="바탕" style:font-name-asian="HY그래픽"/>
    </style:style>
    <style:style style:family="text" style:name="T236">
      <style:text-properties style:font-name="바탕" style:font-name-asian="HY그래픽"/>
    </style:style>
    <style:style style:family="text" style:name="T237">
      <style:text-properties style:font-name="바탕" style:font-name-asian="HY그래픽"/>
    </style:style>
    <style:style style:family="paragraph" style:name="P126" style:parent-style-name="0">
      <style:paragraph-properties style:snap-to-layout-grid="false"/>
    </style:style>
    <style:style style:family="text" style:name="T238">
      <style:text-properties style:font-name="바탕" style:font-name-asian="HY그래픽"/>
    </style:style>
    <style:style style:family="text" style:name="T239">
      <style:text-properties style:font-name="바탕" style:font-name-asian="HY그래픽"/>
    </style:style>
    <style:style style:family="paragraph" style:name="P127" style:parent-style-name="0">
      <style:paragraph-properties style:snap-to-layout-grid="false"/>
    </style:style>
    <style:style style:family="text" style:name="T240">
      <style:text-properties style:font-name="바탕" style:font-name-asian="HY그래픽"/>
    </style:style>
    <style:style style:family="text" style:name="T241">
      <style:text-properties style:font-name="바탕" style:font-name-asian="HY그래픽"/>
    </style:style>
    <style:style style:family="paragraph" style:name="P128" style:parent-style-name="0">
      <style:paragraph-properties style:snap-to-layout-grid="false"/>
    </style:style>
    <style:style style:family="text" style:name="T242">
      <style:text-properties style:font-name="바탕" style:font-name-asian="HY그래픽"/>
    </style:style>
    <style:style style:family="text" style:name="T243">
      <style:text-properties style:font-name="바탕" style:font-name-asian="HY그래픽"/>
    </style:style>
    <style:style style:family="paragraph" style:name="P129" style:parent-style-name="0">
      <style:paragraph-properties style:snap-to-layout-grid="false"/>
    </style:style>
    <style:style style:family="text" style:name="T244">
      <style:text-properties style:font-name="바탕" style:font-name-asian="HY그래픽"/>
    </style:style>
    <style:style style:family="text" style:name="T245">
      <style:text-properties style:font-name="바탕" style:font-name-asian="HY그래픽"/>
    </style:style>
    <style:style style:family="paragraph" style:name="P130" style:parent-style-name="0">
      <style:paragraph-properties style:snap-to-layout-grid="false"/>
    </style:style>
    <style:style style:family="paragraph" style:name="P131" style:parent-style-name="0">
      <style:paragraph-properties style:snap-to-layout-grid="false"/>
    </style:style>
    <style:style style:family="text" style:name="T246">
      <style:text-properties style:font-name="바탕" style:font-name-asian="HY그래픽"/>
    </style:style>
    <style:style style:family="text" style:name="T247">
      <style:text-properties style:font-name="바탕" style:font-name-asian="HY그래픽"/>
    </style:style>
    <style:style style:family="paragraph" style:name="P132" style:parent-style-name="0">
      <style:paragraph-properties style:snap-to-layout-grid="false"/>
    </style:style>
    <style:style style:family="paragraph" style:name="P133" style:parent-style-name="0">
      <style:paragraph-properties style:snap-to-layout-grid="false"/>
    </style:style>
    <style:style style:family="text" style:name="T248">
      <style:text-properties style:font-name="바탕" style:font-name-asian="HY그래픽"/>
    </style:style>
    <style:style style:family="text" style:name="T249">
      <style:text-properties style:font-name="바탕" style:font-name-asian="HY그래픽"/>
    </style:style>
    <style:style style:family="paragraph" style:name="P134" style:parent-style-name="0">
      <style:paragraph-properties style:snap-to-layout-grid="false"/>
    </style:style>
    <style:style style:family="text" style:name="T250">
      <style:text-properties style:font-name="바탕" style:font-name-asian="HY그래픽"/>
    </style:style>
    <style:style style:family="text" style:name="T251">
      <style:text-properties style:font-name="바탕" style:font-name-asian="HY그래픽"/>
    </style:style>
    <style:style style:family="paragraph" style:name="P135" style:parent-style-name="0">
      <style:paragraph-properties style:snap-to-layout-grid="false"/>
    </style:style>
    <style:style style:family="paragraph" style:name="P136" style:parent-style-name="0">
      <style:paragraph-properties style:snap-to-layout-grid="false"/>
    </style:style>
    <style:style style:family="text" style:name="T252">
      <style:text-properties style:font-name="바탕" style:font-name-asian="HY그래픽"/>
    </style:style>
    <style:style style:family="text" style:name="T253">
      <style:text-properties style:font-name="바탕" style:font-name-asian="HY그래픽"/>
    </style:style>
    <style:style style:family="paragraph" style:name="P137" style:parent-style-name="0">
      <style:paragraph-properties style:snap-to-layout-grid="false"/>
    </style:style>
    <style:style style:family="text" style:name="T254">
      <style:text-properties style:font-name="바탕" style:font-name-asian="HY그래픽"/>
    </style:style>
    <style:style style:family="text" style:name="T255">
      <style:text-properties style:font-name="바탕" style:font-name-asian="HY그래픽"/>
    </style:style>
    <style:style style:family="paragraph" style:name="P138" style:parent-style-name="0">
      <style:paragraph-properties style:snap-to-layout-grid="false"/>
    </style:style>
    <style:style style:family="text" style:name="T256">
      <style:text-properties style:font-name="바탕" style:font-name-asian="HY그래픽"/>
    </style:style>
    <style:style style:family="text" style:name="T257">
      <style:text-properties style:font-name="바탕" style:font-name-asian="HY그래픽"/>
    </style:style>
    <style:style style:family="paragraph" style:name="P139" style:parent-style-name="0">
      <style:paragraph-properties style:snap-to-layout-grid="false"/>
    </style:style>
    <style:style style:family="text" style:name="T258">
      <style:text-properties style:font-name="바탕" style:font-name-asian="HY그래픽"/>
    </style:style>
    <style:style style:family="text" style:name="T259">
      <style:text-properties style:font-name="바탕" style:font-name-asian="HY그래픽"/>
    </style:style>
    <style:style style:family="paragraph" style:name="P140" style:parent-style-name="0">
      <style:paragraph-properties style:snap-to-layout-grid="false"/>
    </style:style>
    <style:style style:family="text" style:name="T260">
      <style:text-properties style:font-name="바탕" style:font-name-asian="HY그래픽"/>
    </style:style>
    <style:style style:family="text" style:name="T261">
      <style:text-properties style:font-name="바탕" style:font-name-asian="HY그래픽"/>
    </style:style>
    <style:style style:family="paragraph" style:name="P141" style:parent-style-name="0">
      <style:paragraph-properties style:snap-to-layout-grid="false"/>
    </style:style>
    <style:style style:family="text" style:name="T262">
      <style:text-properties style:font-name="바탕" style:font-name-asian="HY그래픽"/>
    </style:style>
    <style:style style:family="text" style:name="T263">
      <style:text-properties style:font-name="바탕" style:font-name-asian="HY그래픽"/>
    </style:style>
    <style:style style:family="paragraph" style:name="P142" style:parent-style-name="0">
      <style:paragraph-properties style:snap-to-layout-grid="false"/>
    </style:style>
    <style:style style:family="paragraph" style:name="P143" style:parent-style-name="0">
      <style:paragraph-properties style:snap-to-layout-grid="false"/>
    </style:style>
    <style:style style:family="text" style:name="T264">
      <style:text-properties style:font-name="바탕" style:font-name-asian="HY그래픽"/>
    </style:style>
    <style:style style:family="text" style:name="T265">
      <style:text-properties style:font-name="바탕" style:font-name-asian="HY그래픽"/>
    </style:style>
    <style:style style:family="paragraph" style:name="P144" style:parent-style-name="0">
      <style:paragraph-properties style:snap-to-layout-grid="false"/>
    </style:style>
    <style:style style:family="text" style:name="T266">
      <style:text-properties style:font-name="바탕" style:font-name-asian="HY그래픽"/>
    </style:style>
    <style:style style:family="text" style:name="T267">
      <style:text-properties style:font-name="바탕" style:font-name-asian="HY그래픽"/>
    </style:style>
    <style:style style:family="paragraph" style:name="P145" style:parent-style-name="0">
      <style:paragraph-properties style:snap-to-layout-grid="false"/>
    </style:style>
    <style:style style:family="text" style:name="T268">
      <style:text-properties style:font-name="바탕" style:font-name-asian="HY그래픽"/>
    </style:style>
    <style:style style:family="text" style:name="T269">
      <style:text-properties style:font-name="바탕" style:font-name-asian="HY그래픽"/>
    </style:style>
    <style:style style:family="text" style:name="T270">
      <style:text-properties style:font-name="바탕" style:font-name-asian="HY그래픽"/>
    </style:style>
    <style:style style:family="paragraph" style:name="P146" style:parent-style-name="0">
      <style:paragraph-properties style:snap-to-layout-grid="false"/>
    </style:style>
    <style:style style:family="text" style:name="T271">
      <style:text-properties style:font-name="바탕" style:font-name-asian="HY그래픽"/>
    </style:style>
    <style:style style:family="text" style:name="T272">
      <style:text-properties style:font-name="바탕" style:font-name-asian="HY그래픽"/>
    </style:style>
    <style:style style:family="paragraph" style:name="P147" style:parent-style-name="0">
      <style:paragraph-properties style:snap-to-layout-grid="false"/>
    </style:style>
    <style:style style:family="text" style:name="T273">
      <style:text-properties style:font-name="바탕" style:font-name-asian="HY그래픽"/>
    </style:style>
    <style:style style:family="text" style:name="T274">
      <style:text-properties style:font-name="바탕" style:font-name-asian="HY그래픽"/>
    </style:style>
    <style:style style:family="paragraph" style:name="P148" style:parent-style-name="0">
      <style:paragraph-properties style:snap-to-layout-grid="false"/>
    </style:style>
    <style:style style:family="text" style:name="T275">
      <style:text-properties style:font-name="바탕" style:font-name-asian="HY그래픽"/>
    </style:style>
    <style:style style:family="text" style:name="T276">
      <style:text-properties style:font-name="바탕" style:font-name-asian="HY그래픽"/>
    </style:style>
    <style:style style:family="paragraph" style:name="P149" style:parent-style-name="0">
      <style:paragraph-properties style:snap-to-layout-grid="false"/>
    </style:style>
    <style:style style:family="text" style:name="T277">
      <style:text-properties style:font-name="바탕" style:font-name-asian="HY그래픽"/>
    </style:style>
    <style:style style:family="paragraph" style:name="P150" style:parent-style-name="0">
      <style:paragraph-properties style:snap-to-layout-grid="false"/>
    </style:style>
    <style:style style:family="text" style:name="T278">
      <style:text-properties style:font-name="바탕" style:font-name-asian="HY그래픽"/>
    </style:style>
    <style:style style:family="text" style:name="T279">
      <style:text-properties style:font-name="바탕" style:font-name-asian="HY그래픽"/>
    </style:style>
    <style:style style:family="paragraph" style:name="P151" style:parent-style-name="0">
      <style:paragraph-properties style:snap-to-layout-grid="false"/>
    </style:style>
    <style:style style:family="text" style:name="T280">
      <style:text-properties style:font-name="바탕" style:font-name-asian="HY그래픽"/>
    </style:style>
    <style:style style:family="text" style:name="T281">
      <style:text-properties style:font-name="바탕" style:font-name-asian="HY그래픽"/>
    </style:style>
    <style:style style:family="paragraph" style:name="P152" style:parent-style-name="0">
      <style:paragraph-properties style:snap-to-layout-grid="false"/>
    </style:style>
    <style:style style:family="text" style:name="T282">
      <style:text-properties style:font-name="바탕" style:font-name-asian="HY그래픽"/>
    </style:style>
    <style:style style:family="text" style:name="T283">
      <style:text-properties style:font-name="바탕" style:font-name-asian="HY그래픽"/>
    </style:style>
    <style:style style:family="paragraph" style:name="P153" style:parent-style-name="0">
      <style:paragraph-properties style:snap-to-layout-grid="false"/>
    </style:style>
    <style:style style:family="text" style:name="T284">
      <style:text-properties style:font-name="바탕" style:font-name-asian="HY그래픽"/>
    </style:style>
    <style:style style:family="text" style:name="T285">
      <style:text-properties style:font-name="바탕" style:font-name-asian="HY그래픽"/>
    </style:style>
    <style:style style:family="paragraph" style:name="P154" style:parent-style-name="0">
      <style:paragraph-properties style:snap-to-layout-grid="false"/>
    </style:style>
    <style:style style:family="text" style:name="T286">
      <style:text-properties style:font-name="바탕" style:font-name-asian="HY그래픽"/>
    </style:style>
    <style:style style:family="text" style:name="T287">
      <style:text-properties style:font-name="바탕" style:font-name-asian="HY그래픽"/>
    </style:style>
    <style:style style:family="paragraph" style:name="P155" style:parent-style-name="0">
      <style:paragraph-properties style:snap-to-layout-grid="false"/>
    </style:style>
    <style:style style:family="text" style:name="T288">
      <style:text-properties style:font-name="바탕" style:font-name-asian="HY그래픽"/>
    </style:style>
    <style:style style:family="paragraph" style:name="P156" style:parent-style-name="0">
      <style:paragraph-properties style:snap-to-layout-grid="false"/>
    </style:style>
    <style:style style:family="paragraph" style:name="P157" style:parent-style-name="0">
      <style:paragraph-properties style:snap-to-layout-grid="false"/>
    </style:style>
    <style:style style:family="text" style:name="T289">
      <style:text-properties style:font-name="바탕" style:font-name-asian="HY그래픽"/>
    </style:style>
    <style:style style:family="text" style:name="T290">
      <style:text-properties style:font-name="바탕" style:font-name-asian="HY그래픽"/>
    </style:style>
    <style:style style:family="text" style:name="T291">
      <style:text-properties style:font-name="바탕" style:font-name-asian="HY그래픽"/>
    </style:style>
    <style:style style:family="text" style:name="T292">
      <style:text-properties style:font-name="바탕" style:font-name-asian="HY그래픽"/>
    </style:style>
    <style:style style:family="text" style:name="T293">
      <style:text-properties style:font-name="바탕" style:font-name-asian="HY그래픽"/>
    </style:style>
    <style:style style:family="text" style:name="T294">
      <style:text-properties style:font-name="바탕" style:font-name-asian="HY그래픽"/>
    </style:style>
    <style:style style:family="text" style:name="T295">
      <style:text-properties style:font-name="바탕" style:font-name-asian="HY그래픽"/>
    </style:style>
    <style:style style:family="text" style:name="T296">
      <style:text-properties style:font-name="바탕" style:font-name-asian="HY그래픽"/>
    </style:style>
    <style:style style:family="text" style:name="T297">
      <style:text-properties style:font-name="바탕" style:font-name-asian="HY그래픽"/>
    </style:style>
    <style:style style:family="text" style:name="T298">
      <style:text-properties style:font-name="바탕" style:font-name-asian="HY그래픽"/>
    </style:style>
    <style:style style:family="text" style:name="T299">
      <style:text-properties style:font-name="바탕" style:font-name-asian="HY그래픽"/>
    </style:style>
    <style:style style:family="paragraph" style:name="P158" style:parent-style-name="0">
      <style:paragraph-properties style:snap-to-layout-grid="false"/>
    </style:style>
    <style:style style:family="paragraph" style:name="P159" style:parent-style-name="0">
      <style:paragraph-properties style:snap-to-layout-grid="false"/>
    </style:style>
    <style:style style:family="graphic" style:name="fr3" style:parent-style-name="Frame">
      <style:graphic-properties fo:border="none" fo:margin-bottom="0cm" fo:margin-left="0cm" fo:margin-right="0cm" fo:margin-top="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graphic" style:name="gr3">
      <style:graphic-properties draw:auto-grow-height="false" draw:auto-grow-width="false" draw:textarea-horizontal-align="justify" draw:textarea-vertical-align="top" style:horizontal-pos="from-left" style:horizontal-rel="paragraph" style:number-wrapped-paragraphs="no-limit" style:run-through="foreground" style:vertical-pos="from-top" style:vertical-rel="paragraph" style:wrap="run-through" svg:stroke-color="#000000" svg:stroke-width="0.000cm"/>
    </style:style>
    <style:style style:family="paragraph" style:name="P160" style:parent-style-name="0">
      <style:paragraph-properties style:snap-to-layout-grid="false"/>
    </style:style>
    <style:style style:family="paragraph" style:name="P161" style:parent-style-name="4">
      <style:paragraph-properties style:snap-to-layout-grid="false"/>
    </style:style>
    <style:style style:family="text" style:name="T300">
      <style:text-properties style:font-name="바탕" style:font-name-asian="12롯데마트드림Medium"/>
    </style:style>
    <style:style style:family="text" style:name="T301">
      <style:text-properties style:font-name="바탕" style:font-name-asian="12롯데마트드림Medium"/>
    </style:style>
    <style:style style:family="text" style:name="T302">
      <style:text-properties style:font-name="바탕" style:font-name-asian="12롯데마트드림Medium"/>
    </style:style>
    <style:style style:family="text" style:name="T303">
      <style:text-properties style:font-name="바탕" style:font-name-asian="12롯데마트드림Medium"/>
    </style:style>
    <style:style style:family="text" style:name="T304">
      <style:text-properties style:font-name="바탕" style:font-name-asian="12롯데마트드림Medium"/>
    </style:style>
    <style:style style:family="paragraph" style:name="P162" style:parent-style-name="0">
      <style:paragraph-properties style:snap-to-layout-grid="false"/>
    </style:style>
    <style:style style:family="paragraph" style:name="P163" style:parent-style-name="0">
      <style:paragraph-properties style:snap-to-layout-grid="false"/>
    </style:style>
    <style:style style:family="graphic" style:name="fr4" style:parent-style-name="Frame">
      <style:graphic-properties fo:border="none" fo:margin-bottom="0cm" fo:margin-left="0cm" fo:margin-right="0cm" fo:margin-top="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graphic" style:name="gr4">
      <style:graphic-properties draw:auto-grow-height="false" draw:auto-grow-width="false" draw:textarea-horizontal-align="justify" draw:textarea-vertical-align="top" style:horizontal-pos="from-left" style:horizontal-rel="paragraph" style:number-wrapped-paragraphs="no-limit" style:run-through="foreground" style:vertical-pos="from-top" style:vertical-rel="paragraph" style:wrap="run-through" svg:stroke-color="#000000" svg:stroke-width="0.000cm"/>
    </style:style>
    <style:style style:family="paragraph" style:name="P164" style:parent-style-name="0">
      <style:paragraph-properties style:snap-to-layout-grid="false"/>
    </style:style>
    <style:style style:family="paragraph" style:name="P165" style:parent-style-name="0">
      <style:paragraph-properties style:snap-to-layout-grid="false"/>
    </style:style>
    <style:style style:family="text" style:name="T305">
      <style:text-properties style:font-name="바탕" style:font-name-asian="HY그래픽"/>
    </style:style>
    <style:style style:family="text" style:name="T306">
      <style:text-properties style:font-name="바탕" style:font-name-asian="HY그래픽"/>
    </style:style>
    <style:style style:family="text" style:name="T307">
      <style:text-properties style:font-name="바탕" style:font-name-asian="HY그래픽"/>
    </style:style>
    <style:style style:family="text" style:name="T308">
      <style:text-properties style:font-name="바탕" style:font-name-asian="HY그래픽"/>
    </style:style>
    <style:style style:family="paragraph" style:name="P166" style:parent-style-name="0">
      <style:paragraph-properties style:snap-to-layout-grid="false"/>
    </style:style>
    <style:style style:family="paragraph" style:name="P167" style:parent-style-name="3">
      <style:paragraph-properties style:snap-to-layout-grid="false"/>
    </style:style>
    <style:style style:family="text" style:name="T309">
      <style:text-properties style:font-name="바탕" style:font-name-asian="HY그래픽M"/>
    </style:style>
    <style:style style:family="text" style:name="T310">
      <style:text-properties style:font-name="바탕" style:font-name-asian="HY그래픽M"/>
    </style:style>
    <style:style style:family="paragraph" style:name="P168" style:parent-style-name="0">
      <style:paragraph-properties style:snap-to-layout-grid="false"/>
    </style:style>
    <style:style style:family="paragraph" style:name="P169" style:parent-style-name="0">
      <style:paragraph-properties style:snap-to-layout-grid="false"/>
    </style:style>
    <style:style style:family="graphic" style:name="fr5" style:parent-style-name="Frame">
      <style:graphic-properties fo:border="none" fo:margin-bottom="0cm" fo:margin-left="0cm" fo:margin-right="0cm" fo:margin-top="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graphic" style:name="gr5">
      <style:graphic-properties draw:auto-grow-height="false" draw:auto-grow-width="false" draw:textarea-horizontal-align="justify" draw:textarea-vertical-align="top" style:horizontal-pos="from-left" style:horizontal-rel="paragraph" style:number-wrapped-paragraphs="no-limit" style:run-through="foreground" style:vertical-pos="from-top" style:vertical-rel="paragraph" style:wrap="run-through" svg:stroke-color="#000000" svg:stroke-width="0.000cm"/>
    </style:style>
    <style:style style:family="paragraph" style:name="P170" style:parent-style-name="0">
      <style:paragraph-properties style:snap-to-layout-grid="false"/>
    </style:style>
    <style:style style:family="paragraph" style:name="P171" style:parent-style-name="4">
      <style:paragraph-properties style:snap-to-layout-grid="false"/>
    </style:style>
    <style:style style:family="text" style:name="T311">
      <style:text-properties style:font-name="바탕" style:font-name-asian="12롯데마트드림Medium"/>
    </style:style>
    <style:style style:family="text" style:name="T312">
      <style:text-properties style:font-name="바탕" style:font-name-asian="12롯데마트드림Medium"/>
    </style:style>
    <style:style style:family="text" style:name="T313">
      <style:text-properties style:font-name="바탕" style:font-name-asian="12롯데마트드림Medium"/>
    </style:style>
    <style:style style:family="text" style:name="T314">
      <style:text-properties style:font-name="바탕" style:font-name-asian="12롯데마트드림Medium"/>
    </style:style>
    <style:style style:family="text" style:name="T315">
      <style:text-properties style:font-name="바탕" style:font-name-asian="12롯데마트드림Medium"/>
    </style:style>
    <style:style style:family="text" style:name="T316">
      <style:text-properties style:font-name="바탕" style:font-name-asian="12롯데마트드림Medium"/>
    </style:style>
    <style:style style:family="text" style:name="T317">
      <style:text-properties style:font-name="바탕" style:font-name-asian="12롯데마트드림Medium"/>
    </style:style>
    <style:style style:family="paragraph" style:name="P172" style:parent-style-name="0">
      <style:paragraph-properties style:snap-to-layout-grid="false"/>
    </style:style>
    <style:style style:family="paragraph" style:name="P173" style:parent-style-name="0">
      <style:paragraph-properties style:snap-to-layout-grid="false"/>
    </style:style>
    <style:style style:family="graphic" style:name="fr6" style:parent-style-name="Frame">
      <style:graphic-properties fo:border="none" fo:margin-bottom="0cm" fo:margin-left="0cm" fo:margin-right="0cm" fo:margin-top="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graphic" style:name="gr6">
      <style:graphic-properties draw:auto-grow-height="false" draw:auto-grow-width="false" draw:textarea-horizontal-align="justify" draw:textarea-vertical-align="top" style:horizontal-pos="from-left" style:horizontal-rel="paragraph" style:number-wrapped-paragraphs="no-limit" style:run-through="foreground" style:vertical-pos="from-top" style:vertical-rel="paragraph" style:wrap="run-through" svg:stroke-color="#000000" svg:stroke-width="0.000cm"/>
    </style:style>
    <style:style style:family="paragraph" style:name="P174" style:parent-style-name="0">
      <style:paragraph-properties style:snap-to-layout-grid="false"/>
    </style:style>
    <style:style style:family="paragraph" style:name="P175" style:parent-style-name="4">
      <style:paragraph-properties style:snap-to-layout-grid="false"/>
    </style:style>
    <style:style style:family="text" style:name="T318">
      <style:text-properties style:font-name="바탕" style:font-name-asian="12롯데마트드림Medium"/>
    </style:style>
    <style:style style:family="text" style:name="T319">
      <style:text-properties style:font-name="바탕" style:font-name-asian="12롯데마트드림Medium"/>
    </style:style>
    <style:style style:family="text" style:name="T320">
      <style:text-properties style:font-name="바탕" style:font-name-asian="12롯데마트드림Medium"/>
    </style:style>
    <style:style style:family="text" style:name="T321">
      <style:text-properties style:font-name="바탕" style:font-name-asian="12롯데마트드림Medium"/>
    </style:style>
    <style:style style:family="paragraph" style:name="P176" style:parent-style-name="0">
      <style:paragraph-properties style:snap-to-layout-grid="false"/>
    </style:style>
    <style:style style:family="paragraph" style:name="P177" style:parent-style-name="0">
      <style:paragraph-properties style:snap-to-layout-grid="false"/>
    </style:style>
    <style:style style:family="graphic" style:name="fr7" style:parent-style-name="Frame">
      <style:graphic-properties fo:border="none" fo:margin-bottom="0cm" fo:margin-left="0cm" fo:margin-right="0cm" fo:margin-top="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graphic" style:name="gr7">
      <style:graphic-properties draw:auto-grow-height="false" draw:auto-grow-width="false" draw:textarea-horizontal-align="justify" draw:textarea-vertical-align="top" style:horizontal-pos="from-left" style:horizontal-rel="paragraph" style:number-wrapped-paragraphs="no-limit" style:run-through="foreground" style:vertical-pos="from-top" style:vertical-rel="paragraph" style:wrap="run-through" svg:stroke-color="#000000" svg:stroke-width="0.000cm"/>
    </style:style>
    <style:style style:family="paragraph" style:name="P178" style:parent-style-name="0">
      <style:paragraph-properties style:snap-to-layout-grid="false"/>
    </style:style>
    <style:style style:family="paragraph" style:name="P179" style:parent-style-name="0">
      <style:paragraph-properties style:snap-to-layout-grid="false"/>
    </style:style>
    <style:style style:family="text" style:name="T322">
      <style:text-properties style:font-name="바탕" style:font-name-asian="HY그래픽"/>
    </style:style>
    <style:style style:family="text" style:name="T323">
      <style:text-properties style:font-name="바탕" style:font-name-asian="HY그래픽"/>
    </style:style>
    <style:style style:family="text" style:name="T324">
      <style:text-properties style:font-name="바탕" style:font-name-asian="HY그래픽"/>
    </style:style>
    <style:style style:family="text" style:name="T325">
      <style:text-properties style:font-name="바탕" style:font-name-asian="HY그래픽"/>
    </style:style>
    <style:style style:family="text" style:name="T326">
      <style:text-properties style:font-name="바탕" style:font-name-asian="HY그래픽"/>
    </style:style>
    <style:style style:family="text" style:name="T327">
      <style:text-properties style:font-name="바탕" style:font-name-asian="HY그래픽"/>
    </style:style>
    <style:style style:family="text" style:name="T328">
      <style:text-properties style:font-name="바탕" style:font-name-asian="HY그래픽"/>
    </style:style>
    <style:style style:family="text" style:name="T329">
      <style:text-properties style:font-name="바탕" style:font-name-asian="HY그래픽"/>
    </style:style>
    <style:style style:family="text" style:name="T330">
      <style:text-properties style:font-name="바탕" style:font-name-asian="HY그래픽"/>
    </style:style>
    <style:style style:family="paragraph" style:name="P180" style:parent-style-name="0">
      <style:paragraph-properties style:snap-to-layout-grid="false"/>
    </style:style>
    <style:style style:family="paragraph" style:name="P181" style:parent-style-name="3">
      <style:paragraph-properties style:snap-to-layout-grid="false"/>
    </style:style>
    <style:style style:family="text" style:name="T331">
      <style:text-properties style:font-name="바탕" style:font-name-asian="HY그래픽M"/>
    </style:style>
    <style:style style:family="paragraph" style:name="P182" style:parent-style-name="3">
      <style:paragraph-properties style:snap-to-layout-grid="false"/>
    </style:style>
    <style:style style:family="paragraph" style:name="P183" style:parent-style-name="0">
      <style:paragraph-properties style:snap-to-layout-grid="false"/>
    </style:style>
    <style:style style:family="text" style:name="T332">
      <style:text-properties style:font-name="바탕" style:font-name-asian="HY그래픽"/>
    </style:style>
    <style:style style:family="text" style:name="T333">
      <style:text-properties style:font-name="바탕" style:font-name-asian="HY그래픽" style:text-underline-style="solid"/>
    </style:style>
    <style:style style:family="text" style:name="T334">
      <style:text-properties style:font-name="바탕" style:font-name-asian="HY그래픽" style:text-underline-style="solid"/>
    </style:style>
    <style:style style:family="text" style:name="T335">
      <style:text-properties style:font-name="바탕" style:font-name-asian="HY그래픽" style:text-underline-style="solid"/>
    </style:style>
    <style:style style:family="paragraph" style:name="P184" style:parent-style-name="0">
      <style:paragraph-properties style:snap-to-layout-grid="false"/>
    </style:style>
    <style:style style:family="text" style:name="T336">
      <style:text-properties style:font-name="바탕" style:font-name-asian="HY그래픽" style:text-underline-style="solid"/>
    </style:style>
    <style:style style:family="text" style:name="T337">
      <style:text-properties style:font-name="바탕" style:font-name-asian="HY그래픽" style:text-underline-style="solid"/>
    </style:style>
    <style:style style:family="text" style:name="T338">
      <style:text-properties style:font-name="바탕" style:font-name-asian="HY그래픽" style:text-underline-style="solid"/>
    </style:style>
    <style:style style:family="text" style:name="T339">
      <style:text-properties style:font-name="바탕" style:font-name-asian="HY그래픽" style:text-underline-style="solid"/>
    </style:style>
    <style:style style:family="text" style:name="T340">
      <style:text-properties style:font-name="바탕" style:font-name-asian="HY그래픽" style:text-underline-style="solid"/>
    </style:style>
    <style:style style:family="text" style:name="T341">
      <style:text-properties style:font-name="바탕" style:font-name-asian="HY그래픽" style:text-underline-style="solid"/>
    </style:style>
    <style:style style:family="paragraph" style:name="P185" style:parent-style-name="0">
      <style:paragraph-properties style:snap-to-layout-grid="false"/>
    </style:style>
    <style:style style:family="text" style:name="T342">
      <style:text-properties style:font-name="바탕" style:font-name-asian="HY그래픽" style:text-underline-style="solid"/>
    </style:style>
    <style:style style:family="text" style:name="T343">
      <style:text-properties style:font-name="바탕" style:font-name-asian="HY그래픽" style:text-underline-style="solid"/>
    </style:style>
    <style:style style:family="text" style:name="T344">
      <style:text-properties style:font-name="바탕" style:font-name-asian="HY그래픽" style:text-underline-style="solid"/>
    </style:style>
    <style:style style:family="paragraph" style:name="P186" style:parent-style-name="0">
      <style:paragraph-properties style:snap-to-layout-grid="false"/>
    </style:style>
    <style:style style:family="text" style:name="T345">
      <style:text-properties style:font-name="바탕" style:font-name-asian="HY그래픽"/>
    </style:style>
    <style:style style:family="text" style:name="T346">
      <style:text-properties style:font-name="바탕" style:font-name-asian="HY그래픽"/>
    </style:style>
    <style:style style:family="text" style:name="T347">
      <style:text-properties style:font-name="바탕" style:font-name-asian="HY그래픽"/>
    </style:style>
    <style:style style:family="text" style:name="T348">
      <style:text-properties style:font-name="바탕" style:font-name-asian="HY그래픽"/>
    </style:style>
    <style:style style:family="text" style:name="T349">
      <style:text-properties style:font-name="바탕" style:font-name-asian="HY그래픽"/>
    </style:style>
    <style:style style:family="text" style:name="T350">
      <style:text-properties style:font-name="바탕" style:font-name-asian="HY그래픽"/>
    </style:style>
  </office:automatic-styles>
  <office:body>
    <office:text>
      <text:p text:style-name="P1"><text:span text:style-name="T1">[</text:span><text:span text:style-name="T2">안드로이드</text:span><text:span text:style-name="T3">] RecyclerView </text:span><text:span text:style-name="T4">예제</text:span></text:p>
      <text:p text:style-name="P2"/>
      <text:p text:style-name="P3"><text:span text:style-name="T5">서론</text:span></text:p>
      <text:p text:style-name="P4"><text:span text:style-name="T6">저번 장</text:span><text:span text:style-name="T7"> 에서 </text:span><text:span text:style-name="T8">ListView</text:span><text:span text:style-name="T9">와 비교하여 </text:span><text:span text:style-name="T10">RecyclerView</text:span><text:span text:style-name="T11">에 대하여 알아보았습니다</text:span><text:span text:style-name="T12">. </text:span><text:span text:style-name="T13">이번 장에서는 실제로 </text:span><text:span text:style-name="T14">RecyclerView</text:span><text:span text:style-name="T15">를 어떻게 사용할지 예제를 통해서 알아보도록 하겠습니다</text:span><text:span text:style-name="T16">. </text:span><text:span text:style-name="T17">아래와 같이 </text:span><text:span text:style-name="T18">Linear, Grid, StaggeredGird </text:span><text:span text:style-name="T19">형태의 레이아웃으로 유연하게 쉽게 변형할 수 있고</text:span><text:span text:style-name="T20">, ViewHolder </text:span><text:span text:style-name="T21">패턴을 강제함으로서 성능 향상을 이룰 수 있으며</text:span><text:span text:style-name="T22">, </text:span><text:span text:style-name="T23">간단하게 </text:span><text:span text:style-name="T24">Animation</text:span><text:span text:style-name="T25">을 사용할 수 있는 </text:span><text:span text:style-name="T26">RecycleView + CardView </text:span><text:span text:style-name="T27">예제를 설명하도록 하겠습니다</text:span><text:span text:style-name="T28">. </text:span></text:p>
      <text:p text:style-name="P5"/>
      <text:p text:style-name="P6"><draw:frame draw:style-name="fr1" draw:z-index="0" svg:height="8.636cm" svg:width="15.875cm" svg:x="0.000cm" svg:y="-8.636cm" text:anchor-type="as-char"><draw:image draw:style-name="gr1" text:anchor-type="paragraph" xlink:actuate="onLoad" xlink:href="Pictures/00000.jpeg" xlink:show="embed" xlink:type="simple"/></draw:frame></text:p>
      <text:p text:style-name="P7"/>
      <text:p text:style-name="P8"/>
      <text:p text:style-name="P9"><text:span text:style-name="T29">라이브러리 추가</text:span></text:p>
      <text:p text:style-name="P10"/>
      <text:p text:style-name="P11"><draw:frame draw:style-name="fr2" draw:z-index="0" svg:height="5.397cm" svg:width="9.091cm" svg:x="0.000cm" svg:y="-5.397cm" text:anchor-type="as-char"><draw:image draw:style-name="gr2" text:anchor-type="paragraph" xlink:actuate="onLoad" xlink:href="Pictures/00001.jpeg" xlink:show="embed" xlink:type="simple"/></draw:frame></text:p>
      <text:p text:style-name="P12"/>
      <text:p text:style-name="P13"><text:span text:style-name="T30">File - Project Structure - Dependecies </text:span><text:span text:style-name="T31">에서 </text:span><text:span text:style-name="T32">+ </text:span><text:span text:style-name="T33">버튼을 눌러 </text:span><text:span text:style-name="T34">RecycleView</text:span><text:span text:style-name="T35">와 </text:span><text:span text:style-name="T36">CardView</text:span><text:span text:style-name="T37">를 추가해줍니다</text:span><text:span text:style-name="T38">.</text:span></text:p>
      <text:p text:style-name="P14"><text:span text:style-name="T39">v7 widget </text:span><text:span text:style-name="T40">라이브러리가 꼭 필요하므로 생략하시면 안됩니다</text:span><text:span text:style-name="T41">.</text:span></text:p>
      <text:p text:style-name="P15"><text:span text:style-name="T42">레이아웃 구성</text:span></text:p>
      <text:p text:style-name="P16"><text:line-break/><text:span text:style-name="T43">[activity_main.xml]</text:span></text:p>
      <text:p text:style-name="P17"><text:span text:style-name="T44">메인 액티비티에 </text:span><text:span text:style-name="T45">RecyclerView</text:span><text:span text:style-name="T46">를 넣어줍니다</text:span><text:span text:style-name="T47">.</text:span></text:p>
      <text:p text:style-name="P18"/>
      <text:p text:style-name="P19"><text:span text:style-name="T48">[item_cardview.xml]</text:span></text:p>
      <text:p text:style-name="P20"/>
      <text:p text:style-name="P21"><text:span text:style-name="T49">위에서 작성한 </text:span><text:span text:style-name="T50">RecycleView</text:span><text:span text:style-name="T51">에 들어갈 </text:span><text:span text:style-name="T52">Item Layout</text:span><text:span text:style-name="T53">을 작성해야합니다</text:span><text:span text:style-name="T54">. </text:span><text:span text:style-name="T55">필자는 그림과 제목을 넣었지만 원하는 형태로 넣어주셔도 됩니다</text:span><text:span text:style-name="T56">.</text:span></text:p>
      <text:p text:style-name="P22"/>
      <text:p text:style-name="P23"><text:span text:style-name="T57">Activity </text:span><text:span text:style-name="T58">구성</text:span></text:p>
      <text:p text:style-name="P24"><text:span text:style-name="T59">[Item.java]</text:span></text:p>
      <text:p text:style-name="P25"/>
      <text:p text:style-name="P26"><text:span text:style-name="T60">public class Item {</text:span></text:p>
      <text:p text:style-name="P27"><text:span text:style-name="T61">    </text:span><text:span text:style-name="T62">int image;</text:span></text:p>
      <text:p text:style-name="P28"><text:span text:style-name="T63">    </text:span><text:span text:style-name="T64">String imagetitle;</text:span></text:p>
      <text:p text:style-name="P29"/>
      <text:p text:style-name="P30"><text:span text:style-name="T65">    </text:span><text:span text:style-name="T66">public int getImage() {</text:span></text:p>
      <text:p text:style-name="P31"><text:span text:style-name="T67">        </text:span><text:span text:style-name="T68">return image;</text:span></text:p>
      <text:p text:style-name="P32"><text:span text:style-name="T69">    </text:span><text:span text:style-name="T70">}</text:span></text:p>
      <text:p text:style-name="P33"/>
      <text:p text:style-name="P34"><text:span text:style-name="T71">    </text:span><text:span text:style-name="T72">public String getImagetitle() {</text:span></text:p>
      <text:p text:style-name="P35"><text:span text:style-name="T73">        </text:span><text:span text:style-name="T74">return imagetitle;</text:span></text:p>
      <text:p text:style-name="P36"><text:span text:style-name="T75">    </text:span><text:span text:style-name="T76">}</text:span></text:p>
      <text:p text:style-name="P37"/>
      <text:p text:style-name="P38"><text:span text:style-name="T77">    </text:span><text:span text:style-name="T78">public Item(int image, String imagetitle)</text:span></text:p>
      <text:p text:style-name="P39"><text:span text:style-name="T79">    </text:span><text:span text:style-name="T80">{</text:span></text:p>
      <text:p text:style-name="P40"><text:span text:style-name="T81">        </text:span><text:span text:style-name="T82">this.image=image;</text:span></text:p>
      <text:p text:style-name="P41"><text:span text:style-name="T83">        </text:span><text:span text:style-name="T84">this.imagetitle=imagetitle;</text:span></text:p>
      <text:p text:style-name="P42"><text:span text:style-name="T85">    </text:span><text:span text:style-name="T86">}</text:span></text:p>
      <text:p text:style-name="P43"/>
      <text:p text:style-name="P44"><text:span text:style-name="T87">}</text:span></text:p>
      <text:p text:style-name="P45"/>
      <text:p text:style-name="P46"><text:span text:style-name="T88">화면을 만들었으니 화면에 출력할 데이터를 담을 객체를 생성합니다</text:span><text:span text:style-name="T89">. </text:span><text:span text:style-name="T90">이미지와 제목으로 이루어진 앨범을 만드려고 합니다</text:span><text:span text:style-name="T91">.</text:span></text:p>
      <text:p text:style-name="P47"/>
      <text:p text:style-name="P48"><text:span text:style-name="T92">[MainActivity.java]</text:span></text:p>
      <text:p text:style-name="P49"/>
      <text:p text:style-name="P50"><text:span text:style-name="T93">public class MainActivity extends AppCompatActivity {</text:span></text:p>
      <text:p text:style-name="P51"><text:span text:style-name="T94">    </text:span><text:span text:style-name="T95">Context mContext;</text:span></text:p>
      <text:p text:style-name="P52"><text:span text:style-name="T96">    </text:span><text:span text:style-name="T97">RecyclerView recyclerView;</text:span></text:p>
      <text:p text:style-name="P53"><text:span text:style-name="T98">    </text:span><text:span text:style-name="T99">RecyclerView.Adapter Adapter;</text:span></text:p>
      <text:p text:style-name="P54"><text:span text:style-name="T100">    </text:span><text:span text:style-name="T101">RecyclerView.LayoutManager layoutManager;</text:span></text:p>
      <text:p text:style-name="P55"/>
      <text:p text:style-name="P56"><text:span text:style-name="T102">    </text:span><text:span text:style-name="T103">protected void onCreate(Bundle savedInstanceState) {</text:span></text:p>
      <text:p text:style-name="P57"><text:span text:style-name="T104">        </text:span><text:span text:style-name="T105">super.onCreate(savedInstanceState);</text:span></text:p>
      <text:p text:style-name="P58"><text:span text:style-name="T106">        </text:span><text:span text:style-name="T107">setContentView(R.layout.activity_main);</text:span></text:p>
      <text:p text:style-name="P59"/>
      <text:p text:style-name="P60"><text:span text:style-name="T108">        </text:span><text:span text:style-name="T109">mContext = getApplicationContext();</text:span></text:p>
      <text:p text:style-name="P61"/>
      <text:p text:style-name="P62"><text:span text:style-name="T110">        </text:span><text:span text:style-name="T111">recyclerView = (RecyclerView) findViewById(R.id.recycler_view);</text:span></text:p>
      <text:p text:style-name="P63"><text:span text:style-name="T112">        </text:span><text:span text:style-name="T113">recyclerView.setHasFixedSize(true);</text:span></text:p>
      <text:p text:style-name="P64"/>
      <text:p text:style-name="P65"/>
      <text:p text:style-name="P66"><text:span text:style-name="T114">        </text:span><text:span text:style-name="T115">// Item </text:span><text:span text:style-name="T116">리스트에 아이템 객체 넣기</text:span></text:p>
      <text:p text:style-name="P67"><text:span text:style-name="T117">        </text:span><text:span text:style-name="T118">ArrayList items = new ArrayList&lt;&gt;();</text:span></text:p>
      <text:p text:style-name="P68"/>
      <text:p text:style-name="P69"><text:span text:style-name="T119">        </text:span><text:span text:style-name="T120">items.add(new Item(R.drawable.a, "</text:span><text:span text:style-name="T121">미키마우스</text:span><text:span text:style-name="T122">"));</text:span></text:p>
      <text:p text:style-name="P70"><text:span text:style-name="T123">        </text:span><text:span text:style-name="T124">items.add(new Item(R.drawable.b, "</text:span><text:span text:style-name="T125">인어공주</text:span><text:span text:style-name="T126">"));</text:span></text:p>
      <text:p text:style-name="P71"><text:span text:style-name="T127">        </text:span><text:span text:style-name="T128">items.add(new Item(R.drawable.c, "</text:span><text:span text:style-name="T129">디즈니공주</text:span><text:span text:style-name="T130">"));</text:span></text:p>
      <text:p text:style-name="P72"><text:span text:style-name="T131">        </text:span><text:span text:style-name="T132">items.add(new Item(R.drawable.d, "</text:span><text:span text:style-name="T133">토이스토리</text:span><text:span text:style-name="T134">"));</text:span></text:p>
      <text:p text:style-name="P73"><text:span text:style-name="T135">        </text:span><text:span text:style-name="T136">items.add(new Item(R.drawable.e, "</text:span><text:span text:style-name="T137">니모를 찾아서</text:span><text:span text:style-name="T138">"));</text:span></text:p>
      <text:p text:style-name="P74"/>
      <text:p text:style-name="P75"><text:span text:style-name="T139">        </text:span><text:span text:style-name="T140">// StaggeredGrid </text:span><text:span text:style-name="T141">레이아웃을 사용한다</text:span></text:p>
      <text:p text:style-name="P76"><text:span text:style-name="T142">        </text:span><text:span text:style-name="T143">layoutManager </text:span></text:p>
      <text:p text:style-name="P77"><text:span text:style-name="T144">= new StaggeredGridLayoutManager(2,StaggeredGridLayoutManager.VERTICAL);</text:span></text:p>
      <text:p text:style-name="P78"><text:span text:style-name="T145">        </text:span><text:span text:style-name="T146">//layoutManager = new LinearLayoutManager(this);</text:span></text:p>
      <text:p text:style-name="P79"><text:span text:style-name="T147">        </text:span><text:span text:style-name="T148">//layoutManager = new GridLayoutManager(this,3);</text:span></text:p>
      <text:p text:style-name="P80"/>
      <text:p text:style-name="P81"><text:span text:style-name="T149">        </text:span><text:span text:style-name="T150">// </text:span><text:span text:style-name="T151">지정된 레이아웃매니저를 </text:span><text:span text:style-name="T152">RecyclerView</text:span><text:span text:style-name="T153">에 </text:span><text:span text:style-name="T154">Set </text:span><text:span text:style-name="T155">해주어야한다</text:span><text:span text:style-name="T156">.</text:span></text:p>
      <text:p text:style-name="P82"><text:span text:style-name="T157">        </text:span><text:span text:style-name="T158">recyclerView.setLayoutManager(layoutManager);</text:span></text:p>
      <text:p text:style-name="P83"/>
      <text:p text:style-name="P84"><text:span text:style-name="T159">        </text:span><text:span text:style-name="T160">Adapter = new MyAdpater(items,mContext);</text:span></text:p>
      <text:p text:style-name="P85"><text:span text:style-name="T161">        </text:span><text:span text:style-name="T162">recyclerView.setAdapter(Adapter);</text:span></text:p>
      <text:p text:style-name="P86"/>
      <text:p text:style-name="P87"><text:span text:style-name="T163">    </text:span><text:span text:style-name="T164">}</text:span></text:p>
      <text:p text:style-name="P88"/>
      <text:p text:style-name="P89"><text:span text:style-name="T165">    </text:span><text:span text:style-name="T166">class MyAdpater extends RecyclerView.Adapter</text:span></text:p>
      <text:p text:style-name="P90"><text:span text:style-name="T167">    </text:span><text:span text:style-name="T168">{</text:span></text:p>
      <text:p text:style-name="P91"><text:span text:style-name="T169">        </text:span><text:span text:style-name="T170">private Context context;</text:span></text:p>
      <text:p text:style-name="P92"><text:span text:style-name="T171">        </text:span><text:span text:style-name="T172">private ArrayList mItems;</text:span></text:p>
      <text:p text:style-name="P93"/>
      <text:p text:style-name="P94"><text:span text:style-name="T173">        </text:span><text:span text:style-name="T174">// Allows to remember the last item shown on screen</text:span></text:p>
      <text:p text:style-name="P95"><text:span text:style-name="T175">        </text:span><text:span text:style-name="T176">private int lastPosition = -1;</text:span></text:p>
      <text:p text:style-name="P96"/>
      <text:p text:style-name="P97"><text:span text:style-name="T177">        </text:span><text:span text:style-name="T178">public MyAdpater(ArrayList items, Context mContext)</text:span></text:p>
      <text:p text:style-name="P98"><text:span text:style-name="T179">        </text:span><text:span text:style-name="T180">{</text:span></text:p>
      <text:p text:style-name="P99"><text:span text:style-name="T181">            </text:span><text:span text:style-name="T182">mItems = items;</text:span></text:p>
      <text:p text:style-name="P100"><text:span text:style-name="T183">            </text:span><text:span text:style-name="T184">context = mContext;</text:span></text:p>
      <text:p text:style-name="P101"><text:span text:style-name="T185">        </text:span><text:span text:style-name="T186">}</text:span></text:p>
      <text:p text:style-name="P102"/>
      <text:p text:style-name="P103"><text:span text:style-name="T187">        </text:span><text:span text:style-name="T188">// </text:span><text:span text:style-name="T189">필수로 </text:span><text:span text:style-name="T190">Generate </text:span><text:span text:style-name="T191">되어야 하는 메소드 </text:span><text:span text:style-name="T192">1 : </text:span><text:span text:style-name="T193">새로운 뷰 생성</text:span></text:p>
      <text:p text:style-name="P104"><text:span text:style-name="T194">        </text:span><text:span text:style-name="T195">@Override</text:span></text:p>
      <text:p text:style-name="P105"><text:span text:style-name="T196">        </text:span><text:span text:style-name="T197">public ViewHolder onCreateViewHolder(ViewGroup parent, int viewType) {</text:span></text:p>
      <text:p text:style-name="P106"/>
      <text:p text:style-name="P107"><text:span text:style-name="T198">            </text:span><text:span text:style-name="T199">// </text:span><text:span text:style-name="T200">새로운 뷰를 만든다</text:span></text:p>
      <text:p text:style-name="P108"><text:span text:style-name="T201">            </text:span><text:span text:style-name="T202">View v </text:span></text:p>
      <text:p text:style-name="P109"><text:span text:style-name="T203">= LayoutInflater.from(parent.getContext())</text:span></text:p>
      <text:p text:style-name="P110"><text:span text:style-name="T204">.inflate(R.layout.item_cardview,parent,false);</text:span></text:p>
      <text:p text:style-name="P111"><text:span text:style-name="T205">            </text:span><text:span text:style-name="T206">ViewHolder holder = new ViewHolder(v);</text:span></text:p>
      <text:p text:style-name="P112"><text:span text:style-name="T207">            </text:span><text:span text:style-name="T208">return holder;</text:span></text:p>
      <text:p text:style-name="P113"><text:span text:style-name="T209">        </text:span><text:span text:style-name="T210">}</text:span></text:p>
      <text:p text:style-name="P114"/>
      <text:p text:style-name="P115"><text:span text:style-name="T211">        </text:span><text:span text:style-name="T212">// </text:span><text:span text:style-name="T213">필수로 </text:span><text:span text:style-name="T214">Generate </text:span><text:span text:style-name="T215">되어야 하는 메소드 </text:span><text:span text:style-name="T216">2 : ListView</text:span><text:span text:style-name="T217">의 </text:span><text:span text:style-name="T218">getView </text:span><text:span text:style-name="T219">부분을 담당하는 메소드</text:span></text:p>
      <text:p text:style-name="P116"><text:span text:style-name="T220">        </text:span><text:span text:style-name="T221">@Override</text:span></text:p>
      <text:p text:style-name="P117"><text:span text:style-name="T222">        </text:span><text:span text:style-name="T223">public void onBindViewHolder(ViewHolder holder, int position) {</text:span></text:p>
      <text:p text:style-name="P118"/>
      <text:p text:style-name="P119"><text:span text:style-name="T224">            </text:span><text:span text:style-name="T225">holder.imageView.setImageResource(mItems.get(position).image);</text:span></text:p>
      <text:p text:style-name="P120"><text:span text:style-name="T226">            </text:span><text:span text:style-name="T227">holder.textView.setText(mItems.get(position).imagetitle);</text:span></text:p>
      <text:p text:style-name="P121"/>
      <text:p text:style-name="P122"><text:span text:style-name="T228">            </text:span><text:span text:style-name="T229">setAnimation(holder.imageView, position);</text:span></text:p>
      <text:p text:style-name="P123"><text:span text:style-name="T230">        </text:span><text:span text:style-name="T231">}</text:span></text:p>
      <text:p text:style-name="P124"/>
      <text:p text:style-name="P125"><text:span text:style-name="T232">        </text:span><text:span text:style-name="T233">// // </text:span><text:span text:style-name="T234">필수로 </text:span><text:span text:style-name="T235">Generate </text:span><text:span text:style-name="T236">되어야 하는 메소드 </text:span><text:span text:style-name="T237">3</text:span></text:p>
      <text:p text:style-name="P126"><text:span text:style-name="T238">        </text:span><text:span text:style-name="T239">@Override</text:span></text:p>
      <text:p text:style-name="P127"><text:span text:style-name="T240">        </text:span><text:span text:style-name="T241">public int getItemCount() {</text:span></text:p>
      <text:p text:style-name="P128"><text:span text:style-name="T242">            </text:span><text:span text:style-name="T243">return mItems.size();</text:span></text:p>
      <text:p text:style-name="P129"><text:span text:style-name="T244">        </text:span><text:span text:style-name="T245">}</text:span></text:p>
      <text:p text:style-name="P130"/>
      <text:p text:style-name="P131"><text:span text:style-name="T246">        </text:span><text:span text:style-name="T247">public class ViewHolder  extends RecyclerView.ViewHolder {</text:span></text:p>
      <text:p text:style-name="P132"/>
      <text:p text:style-name="P133"><text:span text:style-name="T248">            </text:span><text:span text:style-name="T249">public ImageView imageView;</text:span></text:p>
      <text:p text:style-name="P134"><text:span text:style-name="T250">            </text:span><text:span text:style-name="T251">public TextView textView;</text:span></text:p>
      <text:p text:style-name="P135"/>
      <text:p text:style-name="P136"><text:span text:style-name="T252">            </text:span><text:span text:style-name="T253">public ViewHolder(View view) {</text:span></text:p>
      <text:p text:style-name="P137"><text:span text:style-name="T254">                </text:span><text:span text:style-name="T255">super(view);</text:span></text:p>
      <text:p text:style-name="P138"><text:span text:style-name="T256">                </text:span><text:span text:style-name="T257">imageView = (ImageView) view.findViewById(R.id.image);</text:span></text:p>
      <text:p text:style-name="P139"><text:span text:style-name="T258">                </text:span><text:span text:style-name="T259">textView = (TextView) view.findViewById(R.id.imagetitle);</text:span></text:p>
      <text:p text:style-name="P140"><text:span text:style-name="T260">            </text:span><text:span text:style-name="T261">}</text:span></text:p>
      <text:p text:style-name="P141"><text:span text:style-name="T262">        </text:span><text:span text:style-name="T263">}</text:span></text:p>
      <text:p text:style-name="P142"/>
      <text:p text:style-name="P143"><text:span text:style-name="T264">        </text:span><text:span text:style-name="T265">private void setAnimation(View viewToAnimate, int position)</text:span></text:p>
      <text:p text:style-name="P144"><text:span text:style-name="T266">        </text:span><text:span text:style-name="T267">{</text:span></text:p>
      <text:p text:style-name="P145"><text:span text:style-name="T268">            </text:span><text:span text:style-name="T269">// </text:span><text:span text:style-name="T270">새로 보여지는 뷰라면 애니메이션을 해줍니다</text:span></text:p>
      <text:p text:style-name="P146"><text:span text:style-name="T271">            </text:span><text:span text:style-name="T272">if (position &gt; lastPosition)</text:span></text:p>
      <text:p text:style-name="P147"><text:span text:style-name="T273">            </text:span><text:span text:style-name="T274">{</text:span></text:p>
      <text:p text:style-name="P148"><text:span text:style-name="T275">                </text:span><text:span text:style-name="T276">Animation animation </text:span></text:p>
      <text:p text:style-name="P149"><text:span text:style-name="T277">= AnimationUtils.loadAnimation(context, android.R.anim.slide_in_left);</text:span></text:p>
      <text:p text:style-name="P150"><text:span text:style-name="T278">                </text:span><text:span text:style-name="T279">viewToAnimate.startAnimation(animation);</text:span></text:p>
      <text:p text:style-name="P151"><text:span text:style-name="T280">                </text:span><text:span text:style-name="T281">lastPosition = position;</text:span></text:p>
      <text:p text:style-name="P152"><text:span text:style-name="T282">            </text:span><text:span text:style-name="T283">}</text:span></text:p>
      <text:p text:style-name="P153"><text:span text:style-name="T284">        </text:span><text:span text:style-name="T285">}</text:span></text:p>
      <text:p text:style-name="P154"><text:span text:style-name="T286">    </text:span><text:span text:style-name="T287">}</text:span></text:p>
      <text:p text:style-name="P155"><text:span text:style-name="T288">}</text:span></text:p>
      <text:p text:style-name="P156"/>
      <text:p text:style-name="P157"><text:span text:style-name="T289">ViewHolder</text:span><text:span text:style-name="T290">를 작성하고</text:span><text:span text:style-name="T291">, </text:span><text:span text:style-name="T292">레이아웃 생성 후 </text:span><text:span text:style-name="T293">holder</text:span><text:span text:style-name="T294">에 저장</text:span><text:span text:style-name="T295">, </text:span><text:span text:style-name="T296">데이터를 출력 하는 </text:span><text:span text:style-name="T297">3</text:span><text:span text:style-name="T298">가지의 부분으로 이루어져 있습니다</text:span><text:span text:style-name="T299">.</text:span></text:p>
      <text:p text:style-name="P158"/>
      <text:p text:style-name="P159"><draw:frame draw:style-name="fr3" draw:z-index="0" svg:height="1.217cm" svg:width="16.113cm" svg:x="0.000cm" svg:y="-1.217cm" text:anchor-type="as-char"><draw:image draw:style-name="gr3" text:anchor-type="paragraph" xlink:actuate="onLoad" xlink:href="Pictures/00002.jpeg" xlink:show="embed" xlink:type="simple"/></draw:frame></text:p>
      <text:p text:style-name="P160"/>
      <text:p text:style-name="P161"><text:span text:style-name="T300">layoutManager</text:span><text:span text:style-name="T301">를 생성할 때 </text:span><text:span text:style-name="T302">Linear(Vertical), Linear(Horizontal), grid, StaggeredGrid</text:span><text:span text:style-name="T303">인지 선택할 수 있으므로 사용자가 유연하게 리스트의 레이아웃을 조절할 수 있습니다</text:span><text:span text:style-name="T304">.</text:span></text:p>
      <text:p text:style-name="P162"/>
      <text:p text:style-name="P163"><draw:frame draw:style-name="fr4" draw:z-index="0" svg:height="3.377cm" svg:width="17.000cm" svg:x="0.000cm" svg:y="-3.377cm" text:anchor-type="as-char"><draw:image draw:style-name="gr4" text:anchor-type="paragraph" xlink:actuate="onLoad" xlink:href="Pictures/00003.jpeg" xlink:show="embed" xlink:type="simple"/></draw:frame></text:p>
      <text:p text:style-name="P164"/>
      <text:p text:style-name="P165"><text:span text:style-name="T305">뷰홀더 패턴을 강제하고 있으므로 </text:span><text:span text:style-name="T306">ListView</text:span><text:span text:style-name="T307">에 비해 향상된 성능의 리스트를 사용할 수 있습니다</text:span><text:span text:style-name="T308">.</text:span></text:p>
      <text:p text:style-name="P166"/>
      <text:p text:style-name="P167"><text:span text:style-name="T309">Animation </text:span><text:span text:style-name="T310">사용하기</text:span></text:p>
      <text:p text:style-name="P168"/>
      <text:p text:style-name="P169"><draw:frame draw:style-name="fr5" draw:z-index="0" svg:height="3.228cm" svg:width="13.229cm" svg:x="0.000cm" svg:y="-3.228cm" text:anchor-type="as-char"><draw:image draw:style-name="gr5" text:anchor-type="paragraph" xlink:actuate="onLoad" xlink:href="Pictures/00004.jpeg" xlink:show="embed" xlink:type="simple"/></draw:frame></text:p>
      <text:p text:style-name="P170"/>
      <text:p text:style-name="P171"><text:span text:style-name="T311">Item_cardView.xml</text:span><text:span text:style-name="T312">에 </text:span><text:span text:style-name="T313">textAppearance</text:span><text:span text:style-name="T314">와 </text:span><text:span text:style-name="T315">minHeight</text:span><text:span text:style-name="T316">를 넣어줍니다</text:span><text:span text:style-name="T317">.</text:span></text:p>
      <text:p text:style-name="P172"/>
      <text:p text:style-name="P173"><draw:frame draw:style-name="fr6" draw:z-index="0" svg:height="3.829cm" svg:width="17.000cm" svg:x="0.000cm" svg:y="-3.829cm" text:anchor-type="as-char"><draw:image draw:style-name="gr6" text:anchor-type="paragraph" xlink:actuate="onLoad" xlink:href="Pictures/00005.jpeg" xlink:show="embed" xlink:type="simple"/></draw:frame></text:p>
      <text:p text:style-name="P174"/>
      <text:p text:style-name="P175"><text:span text:style-name="T318">어댑터 클래스 내에 </text:span><text:span text:style-name="T319">setAnimation </text:span><text:span text:style-name="T320">메소드를 위와 같이 작성해줍니다</text:span><text:span text:style-name="T321">.</text:span></text:p>
      <text:p text:style-name="P176"/>
      <text:p text:style-name="P177"><draw:frame draw:style-name="fr7" draw:z-index="0" svg:height="3.254cm" svg:width="12.409cm" svg:x="0.000cm" svg:y="-3.254cm" text:anchor-type="as-char"><draw:image draw:style-name="gr7" text:anchor-type="paragraph" xlink:actuate="onLoad" xlink:href="Pictures/00006.jpeg" xlink:show="embed" xlink:type="simple"/></draw:frame></text:p>
      <text:p text:style-name="P178"/>
      <text:p text:style-name="P179"><text:span text:style-name="T322">onBindViewHolder </text:span><text:span text:style-name="T323">메소드에서 </text:span><text:span text:style-name="T324">setAnimation</text:span><text:span text:style-name="T325">을 해주게되면 스크롤을 내려 새로운 뷰가 </text:span><text:span text:style-name="T326">bind </text:span><text:span text:style-name="T327">될 때 </text:span><text:span text:style-name="T328">Item</text:span><text:span text:style-name="T329">이 왼쪽에서 오른쪽으로 나타나는 애니메이션이 진행됩니다</text:span><text:span text:style-name="T330">.</text:span></text:p>
      <text:p text:style-name="P180"/>
      <text:p text:style-name="P181"><text:span text:style-name="T331">참고사이트</text:span></text:p>
      <text:p text:style-name="P182"/>
      <text:p text:style-name="P183"><text:span text:style-name="T332"> </text:span><text:span text:style-name="T333">StaggeredGridLayoutManager </text:span><text:span text:style-name="T334">를 사용한 </text:span><text:span text:style-name="T335">RecyclerView</text:span></text:p>
      <text:p text:style-name="P184"><text:span text:style-name="T336"> </text:span><text:span text:style-name="T337">Expandable</text:span><text:span text:style-name="T338"> </text:span><text:span text:style-name="T339"> </text:span><text:span text:style-name="T340"> </text:span><text:span text:style-name="T341">RecyclerView </text:span></text:p>
      <text:p text:style-name="P185"><text:span text:style-name="T342"> </text:span><text:span text:style-name="T343">ItemAnimator </text:span><text:span text:style-name="T344">사용법</text:span></text:p>
      <text:p text:style-name="P186"><text:line-break/><text:line-break/><text:span text:style-name="T345">출처</text:span><text:span text:style-name="T346">: </text:span><text:span text:style-name="T347">http://itmining.tistory.com/14</text:span><text:span text:style-name="T348">  [IT </text:span><text:span text:style-name="T349">마이닝</text:span><text:span text:style-name="T350">]</text:span>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automatic-styles>
    <style:page-layout style:name="pm1">
      <style:page-layout-properties fo:margin-bottom="1.500cm" fo:margin-left="2.000cm" fo:margin-right="2.000cm" fo:margin-top="2.000cm" fo:page-height="29.700cm" fo:page-width="21.000cm" style:print-orientation="portrait"/>
      <style:header-style>
        <style:header-footer-properties fo:margin-bottom="0cm" fo:margin-left="0cm" fo:margin-right="0cm" fo:margin-top="0cm" fo:min-height="1.000cm"/>
      </style:header-style>
      <style:footer-style>
        <style:header-footer-properties fo:margin-bottom="0cm" fo:margin-left="0cm" fo:margin-right="0cm" fo:margin-top="0cm" fo:min-height="1.000cm"/>
      </style:footer-style>
    </style:page-layout>
  </office:automatic-styles>
  <office:master-styles>
    <style:master-page style:name="Standard" style:page-layout-name="pm1">
      <style:header>
        <text:p text:style-name="바탕글"/>
      </style:header>
      <style:footer>
        <text:p text:style-name="바탕글"/>
      </style:footer>
    </style:master-page>
  </office:master-styles>
  <office:styles>
    <style:style style:class="text" style:family="paragraph" style:name="5" style:parent-style-name="Standard">
      <style:paragraph-properties fo:line-height="160%" fo:padding-bottom="0.000cm" fo:padding-left="0.000cm" fo:padding-right="0.000cm" fo:padding-top="0.000cm" fo:text-align="left" style:snap-to-layout-grid="true" style:vertical-align="baseline"/>
      <style:text-properties fo:color="#000000" fo:font-size="11.0pt" style:font-name="휴먼둥근헤드라인" style:font-name-asian="휴먼둥근헤드라인" style:font-size-asian="11.0pt"/>
    </style:style>
    <style:style style:class="text" style:family="paragraph" style:name="0" style:parent-style-name="Standard">
      <style:paragraph-properties fo:line-height="160%" fo:margin-left="0.706cm" fo:padding-bottom="0.000cm" fo:padding-left="0.000cm" fo:padding-right="0.000cm" fo:padding-top="0.000cm" fo:text-align="left" style:snap-to-layout-grid="true" style:vertical-align="baseline"/>
      <style:text-properties fo:color="#000000" fo:font-size="10.0pt" style:font-name="HY그래픽" style:font-name-asian="HY그래픽" style:font-size-asian="10.0pt"/>
    </style:style>
    <style:style style:class="text" style:family="paragraph" style:name="3" style:parent-style-name="Standard">
      <style:paragraph-properties fo:line-height="160%" fo:padding-bottom="0.000cm" fo:padding-left="0.000cm" fo:padding-right="0.000cm" fo:padding-top="0.000cm" fo:text-align="left" style:snap-to-layout-grid="true" style:vertical-align="baseline"/>
      <style:text-properties fo:color="#000000" fo:font-size="11.0pt" fo:font-weight="bold" style:font-name="HY그래픽M" style:font-name-asian="HY그래픽M" style:font-size-asian="11.0pt" style:font-weight-asian="bold"/>
    </style:style>
    <style:style style:class="text" style:family="paragraph" style:name="4" style:parent-style-name="Standard">
      <style:paragraph-properties fo:line-height="160%" fo:margin-left="0.706cm" fo:padding-bottom="0.000cm" fo:padding-left="0.000cm" fo:padding-right="0.000cm" fo:padding-top="0.000cm" fo:text-align="left" style:snap-to-layout-grid="true" style:vertical-align="baseline"/>
      <style:text-properties fo:color="#000000" fo:font-size="10.0pt" style:font-name="12롯데마트드림Medium" style:font-name-asian="12롯데마트드림Medium" style:font-size-asian="10.0pt"/>
    </style:style>
    <draw:stroke-dash draw:display-name="Ultrafine Dashed" draw:distance="200%" draw:dots1="1" draw:dots1-length="400%" draw:dots2="1" draw:dots2-length="400%" draw:name="Hwp_Dash" draw:style="rect"/>
    <draw:stroke-dash draw:display-name="Ultrafine Dotted (var)" draw:distance="200%" draw:dots1="1" draw:dots1-length="100%" draw:name="Hwp_Dot" draw:style="rect"/>
    <draw:stroke-dash draw:display-name="1 Dots 1 Dash" draw:distance="200%" draw:dots1="1" draw:dots1-length="400%" draw:dots2="1" draw:dots2-length="100%" draw:name="Hwp_Dash_Dot" draw:style="rect"/>
    <draw:stroke-dash draw:display-name="2 Dots 1 Dash" draw:distance="200%" draw:dots1="1" draw:dots1-length="400%" draw:dots2="2" draw:dots2-length="100%" draw:name="Hwp_Dash_Dot_Dot" draw:style="rect"/>
    <draw:stroke-dash draw:display-name="Long Dash" draw:distance="200%" draw:dots1="1" draw:dots1-length="600%" draw:dots2="1" draw:dots2-length="100%" draw:name="Hwp_LongDash" draw:style="rect"/>
    <draw:stroke-dash draw:display-name="Long Dash 1Dot" draw:distance="200%" draw:dots1="1" draw:dots1-length="600%" draw:dots2="1" draw:dots2-length="100%" draw:name="Hwp_LongDash_Dot" draw:style="rect"/>
    <draw:stroke-dash draw:display-name="Long Dash 2 Dots" draw:distance="200%" draw:dots1="1" draw:dots1-length="600%" draw:dots2="2" draw:dots2-length="100%" draw:name="Hwp_LongDash_Dot_Dot" draw:style="rect"/>
    <draw:stroke-dash draw:display-name="Circle" draw:distance="200%" draw:dots1="1" draw:dots1-length="100%" draw:dots2="1" draw:dots2-length="100%" draw:name="Hwp_Circle" draw:style="round"/>
    <draw:marker draw:display-name="Hwp_Arrow" draw:name="Hwp_Arrow" svg:d="m10 0-10 30h20z" svg:viewBox="0 0 20 30"/>
    <draw:marker draw:display-name="Hwp_Line_Arrow" draw:name="Hwp_Line_Arrow" svg:d="m0 2108v17 17l12 42 30 34 38 21 43 4 29-8 30-21 25-26 13-34 343-1532 339 1520 13 42 29 34 39 21 42 4 42-12 34-30 21-42v-39-12l-4 4-440-1998-9-42-25-39-38-25-43-8-42 8-38 25-26 39-8 42z" svg:viewBox="0 0 1122 2243"/>
    <draw:marker draw:display-name="Hwp_Line_Arrow_Concave" draw:name="Hwp_Line_Arrow_Concave" svg:d="m1013 1491 118 89-567-1580-564 1580 114-85 136-68 148-46 161-17 161 13 153 46z" svg:viewBox="0 0 1131 1580"/>
    <draw:marker draw:display-name="Hwp_Square_45" draw:name="Hwp_Square_45" svg:d="m0 564 564 567 567-567-567-564z" svg:viewBox="0 0 1131 1131"/>
    <draw:marker draw:display-name="Hwp_Circle" draw:name="Hwp_Circle" svg:d="m462 1118-102-29-102-51-93-72-72-93-51-102-29-102-13-105 13-102 29-106 51-102 72-89 93-72 102-50 102-34 106-9 101 9 106 34 98 50 93 72 72 89 51 102 29 106 13 102-13 105-29 102-51 102-72 93-93 72-98 51-106 29-101 13z" svg:viewBox="0 0 1131 1131"/>
    <draw:marker draw:display-name="Hwp_Square" draw:name="Hwp_Square" svg:d="m0 0h10v10h-10z" svg:viewBox="0 0 10 10"/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xmlns:xlink="http://www.w3.org/1999/xlink" office:version="1.0">
  <office:meta>
    <meta:generator>Hwp 9, 6, 1, 5151</meta:generator>
    <meta:creation-date>2017년 1월 4일 수요일 오후 1:18:03</meta:creation-date>
    <dc:title>2017</dc:title>
    <dc:creator>callor</dc:creator>
    <dc:date>2017년 8월 23일 수요일 오전 6:35:40</dc:date>
    <dc:language>euc-KR</dc:language>
    <meta:print-date/>
    <dc:subject/>
    <dc:description/>
    <meta:keyword/>
    <meta:document-statistic meta:character-count="6" meta:image-count="0" meta:object-count="0" meta:page-count="1" meta:paragraph-count="1" meta:table-count="0" meta:word-count="1"/>
  </office:meta>
</office:document-meta>
</file>